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6.653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1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 calcext:value-type="string">
            <text:p>Source : INSEE <text:s/>Flores 2018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roisé par : Départements X Nomenclature juridique Coopératives</text:p>
          </table:table-cell>
          <table:table-cell table:number-columns-repeated="5"/>
        </table:table-row>
        <table:table-row table:style-name="ro2">
          <table:table-cell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5"/>
        </table:table-row>
        <table:table-row table:style-name="ro2">
          <table:table-cell table:style-name="ce4"/>
          <table:table-cell table:number-columns-repeated="5"/>
        </table:table-row>
        <table:table-row table:style-name="ro3">
          <table:table-cell table:style-name="ce5" office:value-type="string" calcext:value-type="string">
            <text:p>Département</text:p>
          </table:table-cell>
          <table:table-cell table:style-name="ce8" office:value-type="string" calcext:value-type="string">
            <text:p>Nomenclature juridique Coopératives</text:p>
          </table:table-cell>
          <table:table-cell table:style-name="ce8" office:value-type="string" calcext:value-type="string">
            <text:p>Nombre d’établissements</text:p>
          </table:table-cell>
          <table:table-cell table:style-name="ce8" office:value-type="string" calcext:value-type="string">
            <text:p>Effectifs au 31/12</text:p>
          </table:table-cell>
          <table:table-cell table:style-name="ce8" office:value-type="string" calcext:value-type="string">
            <text:p>Effectifs EQTP</text:p>
          </table:table-cell>
          <table:table-cell table:style-name="ce8" office:value-type="string" calcext:value-type="string">
            <text:p>Rémunérations brute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3880" calcext:value-type="float">
            <text:p>23 880</text:p>
          </table:table-cell>
          <table:table-cell table:style-name="ce10" office:value-type="float" office:value="303916" calcext:value-type="float">
            <text:p>303 916</text:p>
          </table:table-cell>
          <table:table-cell table:style-name="ce10" office:value-type="float" office:value="297381" calcext:value-type="float">
            <text:p>297 381</text:p>
          </table:table-cell>
          <table:table-cell table:style-name="ce10" office:value-type="float" office:value="12826013031" calcext:value-type="float">
            <text:p>12 826 013 03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066" calcext:value-type="float">
            <text:p>5 066</text:p>
          </table:table-cell>
          <table:table-cell table:style-name="ce10" office:value-type="float" office:value="64321" calcext:value-type="float">
            <text:p>64 321</text:p>
          </table:table-cell>
          <table:table-cell table:style-name="ce10" office:value-type="float" office:value="62259" calcext:value-type="float">
            <text:p>62 259</text:p>
          </table:table-cell>
          <table:table-cell table:style-name="ce10" office:value-type="float" office:value="2698376446" calcext:value-type="float">
            <text:p>2 698 376 44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386" calcext:value-type="float">
            <text:p>1 386</text:p>
          </table:table-cell>
          <table:table-cell table:style-name="ce10" office:value-type="float" office:value="1323" calcext:value-type="float">
            <text:p>1 323</text:p>
          </table:table-cell>
          <table:table-cell table:style-name="ce10" office:value-type="float" office:value="54164030" calcext:value-type="float">
            <text:p>54 164 03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118" calcext:value-type="float">
            <text:p>5 118</text:p>
          </table:table-cell>
          <table:table-cell table:style-name="ce10" office:value-type="float" office:value="64638" calcext:value-type="float">
            <text:p>64 638</text:p>
          </table:table-cell>
          <table:table-cell table:style-name="ce10" office:value-type="float" office:value="64521" calcext:value-type="float">
            <text:p>64 521</text:p>
          </table:table-cell>
          <table:table-cell table:style-name="ce10" office:value-type="float" office:value="2397599486" calcext:value-type="float">
            <text:p>2 397 599 48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1033" calcext:value-type="float">
            <text:p>11 033</text:p>
          </table:table-cell>
          <table:table-cell table:style-name="ce10" office:value-type="float" office:value="133637" calcext:value-type="float">
            <text:p>133 637</text:p>
          </table:table-cell>
          <table:table-cell table:style-name="ce10" office:value-type="float" office:value="132126" calcext:value-type="float">
            <text:p>132 126</text:p>
          </table:table-cell>
          <table:table-cell table:style-name="ce10" office:value-type="float" office:value="6463278415" calcext:value-type="float">
            <text:p>6 463 278 41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3280" calcext:value-type="float">
            <text:p>3 280</text:p>
          </table:table-cell>
          <table:table-cell table:style-name="ce10" office:value-type="float" office:value="3149" calcext:value-type="float">
            <text:p>3 149</text:p>
          </table:table-cell>
          <table:table-cell table:style-name="ce10" office:value-type="float" office:value="101912984" calcext:value-type="float">
            <text:p>101 912 98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3400" calcext:value-type="float">
            <text:p>3 400</text:p>
          </table:table-cell>
          <table:table-cell table:style-name="ce10" office:value-type="float" office:value="3244" calcext:value-type="float">
            <text:p>3 244</text:p>
          </table:table-cell>
          <table:table-cell table:style-name="ce10" office:value-type="float" office:value="115550051" calcext:value-type="float">
            <text:p>115 550 05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5015" calcext:value-type="float">
            <text:p>5 015</text:p>
          </table:table-cell>
          <table:table-cell table:style-name="ce10" office:value-type="float" office:value="4768" calcext:value-type="float">
            <text:p>4 768</text:p>
          </table:table-cell>
          <table:table-cell table:style-name="ce10" office:value-type="float" office:value="125606096" calcext:value-type="float">
            <text:p>125 606 09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341" calcext:value-type="float">
            <text:p>341</text:p>
          </table:table-cell>
          <table:table-cell table:style-name="ce10" office:value-type="float" office:value="9567594" calcext:value-type="float">
            <text:p>9 567 59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506" calcext:value-type="float">
            <text:p>506</text:p>
          </table:table-cell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16929228" calcext:value-type="float">
            <text:p>16 929 22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837" calcext:value-type="float">
            <text:p>1 837</text:p>
          </table:table-cell>
          <table:table-cell table:style-name="ce10" office:value-type="float" office:value="27368" calcext:value-type="float">
            <text:p>27 368</text:p>
          </table:table-cell>
          <table:table-cell table:style-name="ce10" office:value-type="float" office:value="25182" calcext:value-type="float">
            <text:p>25 182</text:p>
          </table:table-cell>
          <table:table-cell table:style-name="ce10" office:value-type="float" office:value="843028701" calcext:value-type="float">
            <text:p>843 028 701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1888" calcext:value-type="float">
            <text:p>1 888</text:p>
          </table:table-cell>
          <table:table-cell table:style-name="ce10" office:value-type="float" office:value="1861" calcext:value-type="float">
            <text:p>1 861</text:p>
          </table:table-cell>
          <table:table-cell table:style-name="ce10" office:value-type="float" office:value="77360236" calcext:value-type="float">
            <text:p>77 360 236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2078" calcext:value-type="float">
            <text:p>2 078</text:p>
          </table:table-cell>
          <table:table-cell table:style-name="ce10" office:value-type="float" office:value="2058" calcext:value-type="float">
            <text:p>2 058</text:p>
          </table:table-cell>
          <table:table-cell table:style-name="ce10" office:value-type="float" office:value="91182447" calcext:value-type="float">
            <text:p>91 182 447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462" calcext:value-type="float">
            <text:p>1 462</text:p>
          </table:table-cell>
          <table:table-cell table:style-name="ce10" office:value-type="float" office:value="1443" calcext:value-type="float">
            <text:p>1 443</text:p>
          </table:table-cell>
          <table:table-cell table:style-name="ce10" office:value-type="float" office:value="56695645" calcext:value-type="float">
            <text:p>56 695 645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761" calcext:value-type="float">
            <text:p>761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27457135" calcext:value-type="float">
            <text:p>27 457 135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766" calcext:value-type="float">
            <text:p>766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26136804" calcext:value-type="float">
            <text:p>26 136 80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3417" calcext:value-type="float">
            <text:p>3 417</text:p>
          </table:table-cell>
          <table:table-cell table:style-name="ce10" office:value-type="float" office:value="3348" calcext:value-type="float">
            <text:p>3 348</text:p>
          </table:table-cell>
          <table:table-cell table:style-name="ce10" office:value-type="float" office:value="157304722" calcext:value-type="float">
            <text:p>157 304 722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310" calcext:value-type="float">
            <text:p>1 310</text:p>
          </table:table-cell>
          <table:table-cell table:style-name="ce10" office:value-type="float" office:value="1289" calcext:value-type="float">
            <text:p>1 289</text:p>
          </table:table-cell>
          <table:table-cell table:style-name="ce10" office:value-type="float" office:value="48878267" calcext:value-type="float">
            <text:p>48 878 26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26" calcext:value-type="float">
            <text:p>126</text:p>
          </table:table-cell>
          <table:table-cell table:number-columns-repeated="2" table:style-name="ce10" office:value-type="float" office:value="1026" calcext:value-type="float">
            <text:p>1 026</text:p>
          </table:table-cell>
          <table:table-cell table:style-name="ce10" office:value-type="float" office:value="40081181" calcext:value-type="float">
            <text:p>40 081 181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660" calcext:value-type="float">
            <text:p>660</text:p>
          </table:table-cell>
          <table:table-cell table:style-name="ce10" office:value-type="float" office:value="637" calcext:value-type="float">
            <text:p>637</text:p>
          </table:table-cell>
          <table:table-cell table:style-name="ce10" office:value-type="float" office:value="23227291" calcext:value-type="float">
            <text:p>23 227 29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1927" calcext:value-type="float">
            <text:p>1 927</text:p>
          </table:table-cell>
          <table:table-cell table:style-name="ce10" office:value-type="float" office:value="1901" calcext:value-type="float">
            <text:p>1 901</text:p>
          </table:table-cell>
          <table:table-cell table:style-name="ce10" office:value-type="float" office:value="78938458" calcext:value-type="float">
            <text:p>78 938 458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213" calcext:value-type="float">
            <text:p>2 213</text:p>
          </table:table-cell>
          <table:table-cell table:style-name="ce10" office:value-type="float" office:value="2348" calcext:value-type="float">
            <text:p>2 348</text:p>
          </table:table-cell>
          <table:table-cell table:style-name="ce10" office:value-type="float" office:value="87512343" calcext:value-type="float">
            <text:p>87 512 343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1676" calcext:value-type="float">
            <text:p>1 676</text:p>
          </table:table-cell>
          <table:table-cell table:style-name="ce10" office:value-type="float" office:value="1622" calcext:value-type="float">
            <text:p>1 622</text:p>
          </table:table-cell>
          <table:table-cell table:style-name="ce10" office:value-type="float" office:value="64298182" calcext:value-type="float">
            <text:p>64 298 182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538" calcext:value-type="float">
            <text:p>538</text:p>
          </table:table-cell>
          <table:table-cell table:style-name="ce10" office:value-type="float" office:value="6617" calcext:value-type="float">
            <text:p>6 617</text:p>
          </table:table-cell>
          <table:table-cell table:style-name="ce10" office:value-type="float" office:value="6346" calcext:value-type="float">
            <text:p>6 346</text:p>
          </table:table-cell>
          <table:table-cell table:style-name="ce10" office:value-type="float" office:value="304016132" calcext:value-type="float">
            <text:p>304 016 132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4681" calcext:value-type="float">
            <text:p>4 681</text:p>
          </table:table-cell>
          <table:table-cell table:style-name="ce10" office:value-type="float" office:value="4626" calcext:value-type="float">
            <text:p>4 626</text:p>
          </table:table-cell>
          <table:table-cell table:style-name="ce10" office:value-type="float" office:value="194512725" calcext:value-type="float">
            <text:p>194 512 725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917" calcext:value-type="float">
            <text:p>917</text:p>
          </table:table-cell>
          <table:table-cell table:style-name="ce10" office:value-type="float" office:value="902" calcext:value-type="float">
            <text:p>902</text:p>
          </table:table-cell>
          <table:table-cell table:style-name="ce10" office:value-type="float" office:value="36419132" calcext:value-type="float">
            <text:p>36 419 132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2236" calcext:value-type="float">
            <text:p>2 236</text:p>
          </table:table-cell>
          <table:table-cell table:style-name="ce10" office:value-type="float" office:value="2180" calcext:value-type="float">
            <text:p>2 180</text:p>
          </table:table-cell>
          <table:table-cell table:style-name="ce10" office:value-type="float" office:value="87207042" calcext:value-type="float">
            <text:p>87 207 042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56" calcext:value-type="float">
            <text:p>356</text:p>
          </table:table-cell>
          <table:table-cell table:style-name="ce10" office:value-type="float" office:value="4712" calcext:value-type="float">
            <text:p>4 712</text:p>
          </table:table-cell>
          <table:table-cell table:style-name="ce10" office:value-type="float" office:value="4630" calcext:value-type="float">
            <text:p>4 630</text:p>
          </table:table-cell>
          <table:table-cell table:style-name="ce10" office:value-type="float" office:value="174710620" calcext:value-type="float">
            <text:p>174 710 620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1271" calcext:value-type="float">
            <text:p>1 271</text:p>
          </table:table-cell>
          <table:table-cell table:style-name="ce10" office:value-type="float" office:value="1264" calcext:value-type="float">
            <text:p>1 264</text:p>
          </table:table-cell>
          <table:table-cell table:style-name="ce10" office:value-type="float" office:value="48418837" calcext:value-type="float">
            <text:p>48 418 837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322" calcext:value-type="float">
            <text:p>1 322</text:p>
          </table:table-cell>
          <table:table-cell table:style-name="ce10" office:value-type="float" office:value="1318" calcext:value-type="float">
            <text:p>1 318</text:p>
          </table:table-cell>
          <table:table-cell table:style-name="ce10" office:value-type="float" office:value="47224571" calcext:value-type="float">
            <text:p>47 224 571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3106" calcext:value-type="float">
            <text:p>3 106</text:p>
          </table:table-cell>
          <table:table-cell table:style-name="ce10" office:value-type="float" office:value="3048" calcext:value-type="float">
            <text:p>3 048</text:p>
          </table:table-cell>
          <table:table-cell table:style-name="ce10" office:value-type="float" office:value="144989834" calcext:value-type="float">
            <text:p>144 989 834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7147" calcext:value-type="float">
            <text:p>7 147</text:p>
          </table:table-cell>
          <table:table-cell table:style-name="ce10" office:value-type="float" office:value="6879" calcext:value-type="float">
            <text:p>6 879</text:p>
          </table:table-cell>
          <table:table-cell table:style-name="ce10" office:value-type="float" office:value="254593299" calcext:value-type="float">
            <text:p>254 593 299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466" calcext:value-type="float">
            <text:p>466</text:p>
          </table:table-cell>
          <table:table-cell table:style-name="ce10" office:value-type="float" office:value="17857372" calcext:value-type="float">
            <text:p>17 857 372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2072" calcext:value-type="float">
            <text:p>2 072</text:p>
          </table:table-cell>
          <table:table-cell table:style-name="ce10" office:value-type="float" office:value="1992" calcext:value-type="float">
            <text:p>1 992</text:p>
          </table:table-cell>
          <table:table-cell table:style-name="ce10" office:value-type="float" office:value="75518537" calcext:value-type="float">
            <text:p>75 518 537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3214" calcext:value-type="float">
            <text:p>3 214</text:p>
          </table:table-cell>
          <table:table-cell table:style-name="ce10" office:value-type="float" office:value="3069" calcext:value-type="float">
            <text:p>3 069</text:p>
          </table:table-cell>
          <table:table-cell table:style-name="ce10" office:value-type="float" office:value="133638169" calcext:value-type="float">
            <text:p>133 638 169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3059" calcext:value-type="float">
            <text:p>3 059</text:p>
          </table:table-cell>
          <table:table-cell table:style-name="ce10" office:value-type="float" office:value="3019" calcext:value-type="float">
            <text:p>3 019</text:p>
          </table:table-cell>
          <table:table-cell table:style-name="ce10" office:value-type="float" office:value="122725473" calcext:value-type="float">
            <text:p>122 725 473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1483" calcext:value-type="float">
            <text:p>1 483</text:p>
          </table:table-cell>
          <table:table-cell table:style-name="ce10" office:value-type="float" office:value="1511" calcext:value-type="float">
            <text:p>1 511</text:p>
          </table:table-cell>
          <table:table-cell table:style-name="ce10" office:value-type="float" office:value="65472442" calcext:value-type="float">
            <text:p>65 472 442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2086" calcext:value-type="float">
            <text:p>2 086</text:p>
          </table:table-cell>
          <table:table-cell table:style-name="ce10" office:value-type="float" office:value="2128" calcext:value-type="float">
            <text:p>2 128</text:p>
          </table:table-cell>
          <table:table-cell table:style-name="ce10" office:value-type="float" office:value="88407838" calcext:value-type="float">
            <text:p>88 407 838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531" calcext:value-type="float">
            <text:p>531</text:p>
          </table:table-cell>
          <table:table-cell table:style-name="ce10" office:value-type="float" office:value="8433" calcext:value-type="float">
            <text:p>8 433</text:p>
          </table:table-cell>
          <table:table-cell table:style-name="ce10" office:value-type="float" office:value="8332" calcext:value-type="float">
            <text:p>8 332</text:p>
          </table:table-cell>
          <table:table-cell table:style-name="ce10" office:value-type="float" office:value="364379643" calcext:value-type="float">
            <text:p>364 379 643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3" calcext:value-type="float">
            <text:p>473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float" office:value="23710352" calcext:value-type="float">
            <text:p>23 710 352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office:value-type="float" office:value="527" calcext:value-type="float">
            <text:p>527</text:p>
          </table:table-cell>
          <table:table-cell table:style-name="ce10" office:value-type="float" office:value="23747384" calcext:value-type="float">
            <text:p>23 747 384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2650" calcext:value-type="float">
            <text:p>2 650</text:p>
          </table:table-cell>
          <table:table-cell table:style-name="ce10" office:value-type="float" office:value="2656" calcext:value-type="float">
            <text:p>2 656</text:p>
          </table:table-cell>
          <table:table-cell table:style-name="ce10" office:value-type="float" office:value="109780207" calcext:value-type="float">
            <text:p>109 780 207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92" calcext:value-type="float">
            <text:p>492</text:p>
          </table:table-cell>
          <table:table-cell table:style-name="ce10" office:value-type="float" office:value="5679" calcext:value-type="float">
            <text:p>5 679</text:p>
          </table:table-cell>
          <table:table-cell table:style-name="ce10" office:value-type="float" office:value="5520" calcext:value-type="float">
            <text:p>5 520</text:p>
          </table:table-cell>
          <table:table-cell table:style-name="ce10" office:value-type="float" office:value="238303438" calcext:value-type="float">
            <text:p>238 303 438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1689" calcext:value-type="float">
            <text:p>1 689</text:p>
          </table:table-cell>
          <table:table-cell table:style-name="ce10" office:value-type="float" office:value="1653" calcext:value-type="float">
            <text:p>1 653</text:p>
          </table:table-cell>
          <table:table-cell table:style-name="ce10" office:value-type="float" office:value="63406344" calcext:value-type="float">
            <text:p>63 406 344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28" calcext:value-type="float">
            <text:p>428</text:p>
          </table:table-cell>
          <table:table-cell table:style-name="ce10" office:value-type="float" office:value="6903" calcext:value-type="float">
            <text:p>6 903</text:p>
          </table:table-cell>
          <table:table-cell table:style-name="ce10" office:value-type="float" office:value="6751" calcext:value-type="float">
            <text:p>6 751</text:p>
          </table:table-cell>
          <table:table-cell table:style-name="ce10" office:value-type="float" office:value="312011989" calcext:value-type="float">
            <text:p>312 011 98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4868" calcext:value-type="float">
            <text:p>4 868</text:p>
          </table:table-cell>
          <table:table-cell table:style-name="ce10" office:value-type="float" office:value="4819" calcext:value-type="float">
            <text:p>4 819</text:p>
          </table:table-cell>
          <table:table-cell table:style-name="ce10" office:value-type="float" office:value="210004776" calcext:value-type="float">
            <text:p>210 004 776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76" calcext:value-type="float">
            <text:p>476</text:p>
          </table:table-cell>
          <table:table-cell table:style-name="ce10" office:value-type="float" office:value="7756" calcext:value-type="float">
            <text:p>7 756</text:p>
          </table:table-cell>
          <table:table-cell table:style-name="ce10" office:value-type="float" office:value="7574" calcext:value-type="float">
            <text:p>7 574</text:p>
          </table:table-cell>
          <table:table-cell table:style-name="ce10" office:value-type="float" office:value="306338931" calcext:value-type="float">
            <text:p>306 338 931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940" calcext:value-type="float">
            <text:p>940</text:p>
          </table:table-cell>
          <table:table-cell table:style-name="ce10" office:value-type="float" office:value="954" calcext:value-type="float">
            <text:p>954</text:p>
          </table:table-cell>
          <table:table-cell table:style-name="ce10" office:value-type="float" office:value="36413309" calcext:value-type="float">
            <text:p>36 413 309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218" calcext:value-type="float">
            <text:p>3 218</text:p>
          </table:table-cell>
          <table:table-cell table:style-name="ce10" office:value-type="float" office:value="3145" calcext:value-type="float">
            <text:p>3 145</text:p>
          </table:table-cell>
          <table:table-cell table:style-name="ce10" office:value-type="float" office:value="131989095" calcext:value-type="float">
            <text:p>131 989 095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94" calcext:value-type="float">
            <text:p>394</text:p>
          </table:table-cell>
          <table:table-cell table:style-name="ce10" office:value-type="float" office:value="5298" calcext:value-type="float">
            <text:p>5 298</text:p>
          </table:table-cell>
          <table:table-cell table:style-name="ce10" office:value-type="float" office:value="5119" calcext:value-type="float">
            <text:p>5 119</text:p>
          </table:table-cell>
          <table:table-cell table:style-name="ce10" office:value-type="float" office:value="215316053" calcext:value-type="float">
            <text:p>215 316 053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1406" calcext:value-type="float">
            <text:p>1 406</text:p>
          </table:table-cell>
          <table:table-cell table:style-name="ce10" office:value-type="float" office:value="1316" calcext:value-type="float">
            <text:p>1 316</text:p>
          </table:table-cell>
          <table:table-cell table:style-name="ce10" office:value-type="float" office:value="51239946" calcext:value-type="float">
            <text:p>51 239 946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3019" calcext:value-type="float">
            <text:p>3 019</text:p>
          </table:table-cell>
          <table:table-cell table:style-name="ce10" office:value-type="float" office:value="3045" calcext:value-type="float">
            <text:p>3 045</text:p>
          </table:table-cell>
          <table:table-cell table:style-name="ce10" office:value-type="float" office:value="113169544" calcext:value-type="float">
            <text:p>113 169 544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545" calcext:value-type="float">
            <text:p>1 545</text:p>
          </table:table-cell>
          <table:table-cell table:style-name="ce10" office:value-type="float" office:value="1529" calcext:value-type="float">
            <text:p>1 529</text:p>
          </table:table-cell>
          <table:table-cell table:style-name="ce10" office:value-type="float" office:value="63940405" calcext:value-type="float">
            <text:p>63 940 405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3564" calcext:value-type="float">
            <text:p>3 564</text:p>
          </table:table-cell>
          <table:table-cell table:style-name="ce10" office:value-type="float" office:value="3446" calcext:value-type="float">
            <text:p>3 446</text:p>
          </table:table-cell>
          <table:table-cell table:style-name="ce10" office:value-type="float" office:value="140889983" calcext:value-type="float">
            <text:p>140 889 983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056" calcext:value-type="float">
            <text:p>1 056</text:p>
          </table:table-cell>
          <table:table-cell table:style-name="ce10" office:value-type="float" office:value="1023" calcext:value-type="float">
            <text:p>1 023</text:p>
          </table:table-cell>
          <table:table-cell table:style-name="ce10" office:value-type="float" office:value="37915439" calcext:value-type="float">
            <text:p>37 915 439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614" calcext:value-type="float">
            <text:p>614</text:p>
          </table:table-cell>
          <table:table-cell table:style-name="ce10" office:value-type="float" office:value="9801" calcext:value-type="float">
            <text:p>9 801</text:p>
          </table:table-cell>
          <table:table-cell table:style-name="ce10" office:value-type="float" office:value="9288" calcext:value-type="float">
            <text:p>9 288</text:p>
          </table:table-cell>
          <table:table-cell table:style-name="ce10" office:value-type="float" office:value="394796953" calcext:value-type="float">
            <text:p>394 796 953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4660" calcext:value-type="float">
            <text:p>4 660</text:p>
          </table:table-cell>
          <table:table-cell table:style-name="ce10" office:value-type="float" office:value="4649" calcext:value-type="float">
            <text:p>4 649</text:p>
          </table:table-cell>
          <table:table-cell table:style-name="ce10" office:value-type="float" office:value="208871306" calcext:value-type="float">
            <text:p>208 871 306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311" calcext:value-type="float">
            <text:p>1 311</text:p>
          </table:table-cell>
          <table:table-cell table:style-name="ce10" office:value-type="float" office:value="1285" calcext:value-type="float">
            <text:p>1 285</text:p>
          </table:table-cell>
          <table:table-cell table:style-name="ce10" office:value-type="float" office:value="48718203" calcext:value-type="float">
            <text:p>48 718 203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931" calcext:value-type="float">
            <text:p>1 931</text:p>
          </table:table-cell>
          <table:table-cell table:style-name="ce10" office:value-type="float" office:value="1989" calcext:value-type="float">
            <text:p>1 989</text:p>
          </table:table-cell>
          <table:table-cell table:style-name="ce10" office:value-type="float" office:value="77272759" calcext:value-type="float">
            <text:p>77 272 759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1266695" calcext:value-type="float">
            <text:p>11 266 695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16" calcext:value-type="float">
            <text:p>416</text:p>
          </table:table-cell>
          <table:table-cell table:style-name="ce10" office:value-type="float" office:value="5637" calcext:value-type="float">
            <text:p>5 637</text:p>
          </table:table-cell>
          <table:table-cell table:style-name="ce10" office:value-type="float" office:value="5526" calcext:value-type="float">
            <text:p>5 526</text:p>
          </table:table-cell>
          <table:table-cell table:style-name="ce10" office:value-type="float" office:value="216555552" calcext:value-type="float">
            <text:p>216 555 552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3808" calcext:value-type="float">
            <text:p>3 808</text:p>
          </table:table-cell>
          <table:table-cell table:style-name="ce10" office:value-type="float" office:value="3719" calcext:value-type="float">
            <text:p>3 719</text:p>
          </table:table-cell>
          <table:table-cell table:style-name="ce10" office:value-type="float" office:value="142814746" calcext:value-type="float">
            <text:p>142 814 746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5876" calcext:value-type="float">
            <text:p>5 876</text:p>
          </table:table-cell>
          <table:table-cell table:style-name="ce10" office:value-type="float" office:value="5784" calcext:value-type="float">
            <text:p>5 784</text:p>
          </table:table-cell>
          <table:table-cell table:style-name="ce10" office:value-type="float" office:value="265863522" calcext:value-type="float">
            <text:p>265 863 522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588" calcext:value-type="float">
            <text:p>588</text:p>
          </table:table-cell>
          <table:table-cell table:style-name="ce10" office:value-type="float" office:value="22900991" calcext:value-type="float">
            <text:p>22 900 991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2200" calcext:value-type="float">
            <text:p>2 200</text:p>
          </table:table-cell>
          <table:table-cell table:style-name="ce10" office:value-type="float" office:value="2137" calcext:value-type="float">
            <text:p>2 137</text:p>
          </table:table-cell>
          <table:table-cell table:style-name="ce10" office:value-type="float" office:value="87475924" calcext:value-type="float">
            <text:p>87 475 924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2230" calcext:value-type="float">
            <text:p>2 230</text:p>
          </table:table-cell>
          <table:table-cell table:style-name="ce10" office:value-type="float" office:value="2175" calcext:value-type="float">
            <text:p>2 175</text:p>
          </table:table-cell>
          <table:table-cell table:style-name="ce10" office:value-type="float" office:value="92225273" calcext:value-type="float">
            <text:p>92 225 273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985" calcext:value-type="float">
            <text:p>985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office:value-type="float" office:value="39179949" calcext:value-type="float">
            <text:p>39 179 949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4477" calcext:value-type="float">
            <text:p>4 477</text:p>
          </table:table-cell>
          <table:table-cell table:style-name="ce10" office:value-type="float" office:value="4431" calcext:value-type="float">
            <text:p>4 431</text:p>
          </table:table-cell>
          <table:table-cell table:style-name="ce10" office:value-type="float" office:value="178654049" calcext:value-type="float">
            <text:p>178 654 049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4094" calcext:value-type="float">
            <text:p>4 094</text:p>
          </table:table-cell>
          <table:table-cell table:style-name="ce10" office:value-type="float" office:value="4076" calcext:value-type="float">
            <text:p>4 076</text:p>
          </table:table-cell>
          <table:table-cell table:style-name="ce10" office:value-type="float" office:value="188178624" calcext:value-type="float">
            <text:p>188 178 624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028" calcext:value-type="float">
            <text:p>1 028</text:p>
          </table:table-cell>
          <table:table-cell table:style-name="ce10" office:value-type="float" office:value="989" calcext:value-type="float">
            <text:p>989</text:p>
          </table:table-cell>
          <table:table-cell table:style-name="ce10" office:value-type="float" office:value="39632534" calcext:value-type="float">
            <text:p>39 632 534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721" calcext:value-type="float">
            <text:p>721</text:p>
          </table:table-cell>
          <table:table-cell table:style-name="ce10" office:value-type="float" office:value="7522" calcext:value-type="float">
            <text:p>7 522</text:p>
          </table:table-cell>
          <table:table-cell table:style-name="ce10" office:value-type="float" office:value="7280" calcext:value-type="float">
            <text:p>7 280</text:p>
          </table:table-cell>
          <table:table-cell table:style-name="ce10" office:value-type="float" office:value="340101583" calcext:value-type="float">
            <text:p>340 101 583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2304" calcext:value-type="float">
            <text:p>2 304</text:p>
          </table:table-cell>
          <table:table-cell table:style-name="ce10" office:value-type="float" office:value="2277" calcext:value-type="float">
            <text:p>2 277</text:p>
          </table:table-cell>
          <table:table-cell table:style-name="ce10" office:value-type="float" office:value="99024100" calcext:value-type="float">
            <text:p>99 024 100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147" calcext:value-type="float">
            <text:p>1 147</text:p>
          </table:table-cell>
          <table:table-cell table:style-name="ce10" office:value-type="float" office:value="1137" calcext:value-type="float">
            <text:p>1 137</text:p>
          </table:table-cell>
          <table:table-cell table:style-name="ce10" office:value-type="float" office:value="44889073" calcext:value-type="float">
            <text:p>44 889 073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97" calcext:value-type="float">
            <text:p>497</text:p>
          </table:table-cell>
          <table:table-cell table:style-name="ce10" office:value-type="float" office:value="4715" calcext:value-type="float">
            <text:p>4 715</text:p>
          </table:table-cell>
          <table:table-cell table:style-name="ce10" office:value-type="float" office:value="4548" calcext:value-type="float">
            <text:p>4 548</text:p>
          </table:table-cell>
          <table:table-cell table:style-name="ce10" office:value-type="float" office:value="190404427" calcext:value-type="float">
            <text:p>190 404 427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3580" calcext:value-type="float">
            <text:p>3 580</text:p>
          </table:table-cell>
          <table:table-cell table:style-name="ce10" office:value-type="float" office:value="3537" calcext:value-type="float">
            <text:p>3 537</text:p>
          </table:table-cell>
          <table:table-cell table:style-name="ce10" office:value-type="float" office:value="155038199" calcext:value-type="float">
            <text:p>155 038 199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3542" calcext:value-type="float">
            <text:p>3 542</text:p>
          </table:table-cell>
          <table:table-cell table:style-name="ce10" office:value-type="float" office:value="3465" calcext:value-type="float">
            <text:p>3 465</text:p>
          </table:table-cell>
          <table:table-cell table:style-name="ce10" office:value-type="float" office:value="142671436" calcext:value-type="float">
            <text:p>142 671 436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861" calcext:value-type="float">
            <text:p>861</text:p>
          </table:table-cell>
          <table:table-cell table:style-name="ce10" office:value-type="float" office:value="828" calcext:value-type="float">
            <text:p>828</text:p>
          </table:table-cell>
          <table:table-cell table:style-name="ce10" office:value-type="float" office:value="33002363" calcext:value-type="float">
            <text:p>33 002 363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2670" calcext:value-type="float">
            <text:p>2 670</text:p>
          </table:table-cell>
          <table:table-cell table:style-name="ce10" office:value-type="float" office:value="2793" calcext:value-type="float">
            <text:p>2 793</text:p>
          </table:table-cell>
          <table:table-cell table:style-name="ce10" office:value-type="float" office:value="110636605" calcext:value-type="float">
            <text:p>110 636 605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611" calcext:value-type="float">
            <text:p>611</text:p>
          </table:table-cell>
          <table:table-cell table:style-name="ce10" office:value-type="float" office:value="6540" calcext:value-type="float">
            <text:p>6 540</text:p>
          </table:table-cell>
          <table:table-cell table:style-name="ce10" office:value-type="float" office:value="6302" calcext:value-type="float">
            <text:p>6 302</text:p>
          </table:table-cell>
          <table:table-cell table:style-name="ce10" office:value-type="float" office:value="297787890" calcext:value-type="float">
            <text:p>297 787 890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121" calcext:value-type="float">
            <text:p>4 121</text:p>
          </table:table-cell>
          <table:table-cell table:style-name="ce10" office:value-type="float" office:value="3995" calcext:value-type="float">
            <text:p>3 995</text:p>
          </table:table-cell>
          <table:table-cell table:style-name="ce10" office:value-type="float" office:value="171740006" calcext:value-type="float">
            <text:p>171 740 006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561" calcext:value-type="float">
            <text:p>561</text:p>
          </table:table-cell>
          <table:table-cell table:style-name="ce10" office:value-type="float" office:value="7102" calcext:value-type="float">
            <text:p>7 102</text:p>
          </table:table-cell>
          <table:table-cell table:style-name="ce10" office:value-type="float" office:value="6922" calcext:value-type="float">
            <text:p>6 922</text:p>
          </table:table-cell>
          <table:table-cell table:style-name="ce10" office:value-type="float" office:value="319900715" calcext:value-type="float">
            <text:p>319 900 715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849" calcext:value-type="float">
            <text:p>849</text:p>
          </table:table-cell>
          <table:table-cell table:style-name="ce10" office:value-type="float" office:value="843" calcext:value-type="float">
            <text:p>843</text:p>
          </table:table-cell>
          <table:table-cell table:style-name="ce10" office:value-type="float" office:value="34964023" calcext:value-type="float">
            <text:p>34 964 023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2091" calcext:value-type="float">
            <text:p>2 091</text:p>
          </table:table-cell>
          <table:table-cell table:style-name="ce10" office:value-type="float" office:value="2092" calcext:value-type="float">
            <text:p>2 092</text:p>
          </table:table-cell>
          <table:table-cell table:style-name="ce10" office:value-type="float" office:value="87248731" calcext:value-type="float">
            <text:p>87 248 731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772" calcext:value-type="float">
            <text:p>2 772</text:p>
          </table:table-cell>
          <table:table-cell table:style-name="ce10" office:value-type="float" office:value="2721" calcext:value-type="float">
            <text:p>2 721</text:p>
          </table:table-cell>
          <table:table-cell table:style-name="ce10" office:value-type="float" office:value="106500980" calcext:value-type="float">
            <text:p>106 500 980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2823" calcext:value-type="float">
            <text:p>2 823</text:p>
          </table:table-cell>
          <table:table-cell table:style-name="ce10" office:value-type="float" office:value="2627" calcext:value-type="float">
            <text:p>2 627</text:p>
          </table:table-cell>
          <table:table-cell table:style-name="ce10" office:value-type="float" office:value="102512998" calcext:value-type="float">
            <text:p>102 512 998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3406" calcext:value-type="float">
            <text:p>3 406</text:p>
          </table:table-cell>
          <table:table-cell table:style-name="ce10" office:value-type="float" office:value="3371" calcext:value-type="float">
            <text:p>3 371</text:p>
          </table:table-cell>
          <table:table-cell table:style-name="ce10" office:value-type="float" office:value="145805656" calcext:value-type="float">
            <text:p>145 805 656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518" calcext:value-type="float">
            <text:p>518</text:p>
          </table:table-cell>
          <table:table-cell table:style-name="ce10" office:value-type="float" office:value="15846" calcext:value-type="float">
            <text:p>15 846</text:p>
          </table:table-cell>
          <table:table-cell table:style-name="ce10" office:value-type="float" office:value="15216" calcext:value-type="float">
            <text:p>15 216</text:p>
          </table:table-cell>
          <table:table-cell table:style-name="ce10" office:value-type="float" office:value="905073289" calcext:value-type="float">
            <text:p>905 073 289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4619" calcext:value-type="float">
            <text:p>4 619</text:p>
          </table:table-cell>
          <table:table-cell table:style-name="ce10" office:value-type="float" office:value="4628" calcext:value-type="float">
            <text:p>4 628</text:p>
          </table:table-cell>
          <table:table-cell table:style-name="ce10" office:value-type="float" office:value="199504601" calcext:value-type="float">
            <text:p>199 504 601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3410" calcext:value-type="float">
            <text:p>3 410</text:p>
          </table:table-cell>
          <table:table-cell table:style-name="ce10" office:value-type="float" office:value="3292" calcext:value-type="float">
            <text:p>3 292</text:p>
          </table:table-cell>
          <table:table-cell table:style-name="ce10" office:value-type="float" office:value="143674811" calcext:value-type="float">
            <text:p>143 674 811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2345" calcext:value-type="float">
            <text:p>2 345</text:p>
          </table:table-cell>
          <table:table-cell table:style-name="ce10" office:value-type="float" office:value="2252" calcext:value-type="float">
            <text:p>2 252</text:p>
          </table:table-cell>
          <table:table-cell table:style-name="ce10" office:value-type="float" office:value="104589759" calcext:value-type="float">
            <text:p>104 589 759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3264" calcext:value-type="float">
            <text:p>3 264</text:p>
          </table:table-cell>
          <table:table-cell table:style-name="ce10" office:value-type="float" office:value="3196" calcext:value-type="float">
            <text:p>3 196</text:p>
          </table:table-cell>
          <table:table-cell table:style-name="ce10" office:value-type="float" office:value="107786933" calcext:value-type="float">
            <text:p>107 786 933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3019" calcext:value-type="float">
            <text:p>3 019</text:p>
          </table:table-cell>
          <table:table-cell table:style-name="ce10" office:value-type="float" office:value="2908" calcext:value-type="float">
            <text:p>2 908</text:p>
          </table:table-cell>
          <table:table-cell table:style-name="ce10" office:value-type="float" office:value="122418940" calcext:value-type="float">
            <text:p>122 418 940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2296" calcext:value-type="float">
            <text:p>2 296</text:p>
          </table:table-cell>
          <table:table-cell table:style-name="ce10" office:value-type="float" office:value="2302" calcext:value-type="float">
            <text:p>2 302</text:p>
          </table:table-cell>
          <table:table-cell table:style-name="ce10" office:value-type="float" office:value="86631622" calcext:value-type="float">
            <text:p>86 631 62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533" calcext:value-type="float">
            <text:p>1 533</text:p>
          </table:table-cell>
          <table:table-cell table:style-name="ce10" office:value-type="float" office:value="1447" calcext:value-type="float">
            <text:p>1 447</text:p>
          </table:table-cell>
          <table:table-cell table:style-name="ce10" office:value-type="float" office:value="53089384" calcext:value-type="float">
            <text:p>53 089 384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12" calcext:value-type="float">
            <text:p>312</text:p>
          </table:table-cell>
          <table:table-cell table:style-name="ce10" office:value-type="float" office:value="2877" calcext:value-type="float">
            <text:p>2 877</text:p>
          </table:table-cell>
          <table:table-cell table:style-name="ce10" office:value-type="float" office:value="2817" calcext:value-type="float">
            <text:p>2 817</text:p>
          </table:table-cell>
          <table:table-cell table:style-name="ce10" office:value-type="float" office:value="122155965" calcext:value-type="float">
            <text:p>122 155 965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08" calcext:value-type="float">
            <text:p>208</text:p>
          </table:table-cell>
          <table:table-cell table:number-columns-repeated="2" table:style-name="ce10" office:value-type="float" office:value="3169" calcext:value-type="float">
            <text:p>3 169</text:p>
          </table:table-cell>
          <table:table-cell table:style-name="ce10" office:value-type="float" office:value="125596196" calcext:value-type="float">
            <text:p>125 596 196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5742" calcext:value-type="float">
            <text:p>5 742</text:p>
          </table:table-cell>
          <table:table-cell table:style-name="ce10" office:value-type="float" office:value="5636" calcext:value-type="float">
            <text:p>5 636</text:p>
          </table:table-cell>
          <table:table-cell table:style-name="ce10" office:value-type="float" office:value="218733493" calcext:value-type="float">
            <text:p>218 733 493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815" calcext:value-type="float">
            <text:p>2 815</text:p>
          </table:table-cell>
          <table:table-cell table:style-name="ce10" office:value-type="float" office:value="2773" calcext:value-type="float">
            <text:p>2 773</text:p>
          </table:table-cell>
          <table:table-cell table:style-name="ce10" office:value-type="float" office:value="104404302" calcext:value-type="float">
            <text:p>104 404 302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2983" calcext:value-type="float">
            <text:p>2 983</text:p>
          </table:table-cell>
          <table:table-cell table:style-name="ce10" office:value-type="float" office:value="2889" calcext:value-type="float">
            <text:p>2 889</text:p>
          </table:table-cell>
          <table:table-cell table:style-name="ce10" office:value-type="float" office:value="107444320" calcext:value-type="float">
            <text:p>107 444 320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1947" calcext:value-type="float">
            <text:p>1 947</text:p>
          </table:table-cell>
          <table:table-cell table:style-name="ce10" office:value-type="float" office:value="1916" calcext:value-type="float">
            <text:p>1 916</text:p>
          </table:table-cell>
          <table:table-cell table:style-name="ce10" office:value-type="float" office:value="70462760" calcext:value-type="float">
            <text:p>70 462 760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2049" calcext:value-type="float">
            <text:p>2 049</text:p>
          </table:table-cell>
          <table:table-cell table:style-name="ce10" office:value-type="float" office:value="2043" calcext:value-type="float">
            <text:p>2 043</text:p>
          </table:table-cell>
          <table:table-cell table:style-name="ce10" office:value-type="float" office:value="78958456" calcext:value-type="float">
            <text:p>78 958 456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16260189" calcext:value-type="float">
            <text:p>16 260 189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2342" calcext:value-type="float">
            <text:p>2 342</text:p>
          </table:table-cell>
          <table:table-cell table:style-name="ce10" office:value-type="float" office:value="2357" calcext:value-type="float">
            <text:p>2 357</text:p>
          </table:table-cell>
          <table:table-cell table:style-name="ce10" office:value-type="float" office:value="107719811" calcext:value-type="float">
            <text:p>107 719 811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3415" calcext:value-type="float">
            <text:p>3 415</text:p>
          </table:table-cell>
          <table:table-cell table:style-name="ce10" office:value-type="float" office:value="3463" calcext:value-type="float">
            <text:p>3 463</text:p>
          </table:table-cell>
          <table:table-cell table:style-name="ce10" office:value-type="float" office:value="178164621" calcext:value-type="float">
            <text:p>178 164 621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929" calcext:value-type="float">
            <text:p>1 929</text:p>
          </table:table-cell>
          <table:table-cell table:style-name="ce10" office:value-type="float" office:value="1939" calcext:value-type="float">
            <text:p>1 939</text:p>
          </table:table-cell>
          <table:table-cell table:style-name="ce10" office:value-type="float" office:value="76278628" calcext:value-type="float">
            <text:p>76 278 628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3451" calcext:value-type="float">
            <text:p>3 451</text:p>
          </table:table-cell>
          <table:table-cell table:style-name="ce10" office:value-type="float" office:value="3458" calcext:value-type="float">
            <text:p>3 458</text:p>
          </table:table-cell>
          <table:table-cell table:style-name="ce10" office:value-type="float" office:value="170122683" calcext:value-type="float">
            <text:p>170 122 683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1510" calcext:value-type="float">
            <text:p>1 510</text:p>
          </table:table-cell>
          <table:table-cell table:style-name="ce10" office:value-type="float" office:value="1489" calcext:value-type="float">
            <text:p>1 489</text:p>
          </table:table-cell>
          <table:table-cell table:style-name="ce10" office:value-type="float" office:value="61810535" calcext:value-type="float">
            <text:p>61 810 535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053" calcext:value-type="float">
            <text:p>1 053</text:p>
          </table:table-cell>
          <table:table-cell table:style-name="ce10" office:value-type="float" office:value="1057" calcext:value-type="float">
            <text:p>1 057</text:p>
          </table:table-cell>
          <table:table-cell table:style-name="ce10" office:value-type="float" office:value="57737715" calcext:value-type="float">
            <text:p>57 737 715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072" calcext:value-type="float">
            <text:p>1 072</text:p>
          </table:table-cell>
          <table:table-cell table:style-name="ce10" office:value-type="float" office:value="1074" calcext:value-type="float">
            <text:p>1 074</text:p>
          </table:table-cell>
          <table:table-cell table:style-name="ce10" office:value-type="float" office:value="58248351" calcext:value-type="float">
            <text:p>58 248 351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7661639" calcext:value-type="float">
            <text:p>7 661 639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3050" calcext:value-type="float">
            <text:p>3 050</text:p>
          </table:table-cell>
          <table:table-cell table:style-name="ce10" office:value-type="float" office:value="2722" calcext:value-type="float">
            <text:p>2 722</text:p>
          </table:table-cell>
          <table:table-cell table:style-name="ce10" office:value-type="float" office:value="127506591" calcext:value-type="float">
            <text:p>127 506 591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612" calcext:value-type="float">
            <text:p>612</text:p>
          </table:table-cell>
          <table:table-cell table:style-name="ce10" office:value-type="float" office:value="592" calcext:value-type="float">
            <text:p>592</text:p>
          </table:table-cell>
          <table:table-cell table:style-name="ce10" office:value-type="float" office:value="26468668" calcext:value-type="float">
            <text:p>26 468 668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585" calcext:value-type="float">
            <text:p>585</text:p>
          </table:table-cell>
          <table:table-cell table:style-name="ce10" office:value-type="float" office:value="594" calcext:value-type="float">
            <text:p>594</text:p>
          </table:table-cell>
          <table:table-cell table:style-name="ce10" office:value-type="float" office:value="21644213" calcext:value-type="float">
            <text:p>21 644 213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62" calcext:value-type="float">
            <text:p>562</text:p>
          </table:table-cell>
          <table:table-cell table:style-name="ce10" office:value-type="float" office:value="563" calcext:value-type="float">
            <text:p>563</text:p>
          </table:table-cell>
          <table:table-cell table:style-name="ce10" office:value-type="float" office:value="25803736" calcext:value-type="float">
            <text:p>25 803 736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33866" calcext:value-type="float">
            <text:p>233 866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2392980" calcext:value-type="float">
            <text:p>2 392 980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535" calcext:value-type="float">
            <text:p>535</text:p>
          </table:table-cell>
          <table:table-cell table:style-name="ce10" office:value-type="float" office:value="23559108" calcext:value-type="float">
            <text:p>23 559 108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095" calcext:value-type="float">
            <text:p>1 095</text:p>
          </table:table-cell>
          <table:table-cell table:style-name="ce10" office:value-type="float" office:value="1046" calcext:value-type="float">
            <text:p>1 046</text:p>
          </table:table-cell>
          <table:table-cell table:style-name="ce10" office:value-type="float" office:value="49550257" calcext:value-type="float">
            <text:p>49 550 257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13036246" calcext:value-type="float">
            <text:p>13 036 246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331" calcext:value-type="float">
            <text:p>331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14254521" calcext:value-type="float">
            <text:p>14 254 521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13160785" calcext:value-type="float">
            <text:p>13 160 785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428" calcext:value-type="float">
            <text:p>428</text:p>
          </table:table-cell>
          <table:table-cell table:style-name="ce10" office:value-type="float" office:value="421" calcext:value-type="float">
            <text:p>421</text:p>
          </table:table-cell>
          <table:table-cell table:style-name="ce10" office:value-type="float" office:value="19147835" calcext:value-type="float">
            <text:p>19 147 835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005499" calcext:value-type="float">
            <text:p>2 005 499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090523" calcext:value-type="float">
            <text:p>2 090 523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5872449" calcext:value-type="float">
            <text:p>5 872 449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1" calcext:value-type="float">
            <text:p>391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17095327" calcext:value-type="float">
            <text:p>17 095 327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2398836" calcext:value-type="float">
            <text:p>2 398 836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3603763" calcext:value-type="float">
            <text:p>3 603 763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4579548" calcext:value-type="float">
            <text:p>4 579 548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13110926" calcext:value-type="float">
            <text:p>13 110 926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125622" calcext:value-type="float">
            <text:p>1 125 622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3716945" calcext:value-type="float">
            <text:p>3 716 945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4609008" calcext:value-type="float">
            <text:p>4 609 008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131892" calcext:value-type="float">
            <text:p>1 131 892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3016" calcext:value-type="float">
            <text:p>3 016</text:p>
          </table:table-cell>
          <table:table-cell table:style-name="ce10" office:value-type="float" office:value="2993" calcext:value-type="float">
            <text:p>2 993</text:p>
          </table:table-cell>
          <table:table-cell table:style-name="ce10" office:value-type="float" office:value="145546375" calcext:value-type="float">
            <text:p>145 546 375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03883" calcext:value-type="float">
            <text:p>703 883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4877403" calcext:value-type="float">
            <text:p>4 877 403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5857868" calcext:value-type="float">
            <text:p>5 857 868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9120196" calcext:value-type="float">
            <text:p>9 120 196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658" calcext:value-type="float">
            <text:p>658</text:p>
          </table:table-cell>
          <table:table-cell table:style-name="ce10" office:value-type="float" office:value="639" calcext:value-type="float">
            <text:p>639</text:p>
          </table:table-cell>
          <table:table-cell table:style-name="ce10" office:value-type="float" office:value="28656013" calcext:value-type="float">
            <text:p>28 656 013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111690" calcext:value-type="float">
            <text:p>111 690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5132500" calcext:value-type="float">
            <text:p>5 132 500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42" calcext:value-type="float">
            <text:p>542</text:p>
          </table:table-cell>
          <table:table-cell table:style-name="ce10" office:value-type="float" office:value="527" calcext:value-type="float">
            <text:p>527</text:p>
          </table:table-cell>
          <table:table-cell table:style-name="ce10" office:value-type="float" office:value="20844209" calcext:value-type="float">
            <text:p>20 844 209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10009269" calcext:value-type="float">
            <text:p>10 009 269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7540376" calcext:value-type="float">
            <text:p>7 540 376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687327" calcext:value-type="float">
            <text:p>1 687 327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3726386" calcext:value-type="float">
            <text:p>3 726 386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3240731" calcext:value-type="float">
            <text:p>3 240 731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12199614" calcext:value-type="float">
            <text:p>12 199 614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3975904" calcext:value-type="float">
            <text:p>3 975 904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91" calcext:value-type="float">
            <text:p>791</text:p>
          </table:table-cell>
          <table:table-cell table:style-name="ce10" office:value-type="float" office:value="766" calcext:value-type="float">
            <text:p>766</text:p>
          </table:table-cell>
          <table:table-cell table:style-name="ce10" office:value-type="float" office:value="31706623" calcext:value-type="float">
            <text:p>31 706 623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6" calcext:value-type="float">
            <text:p>86</text:p>
          </table:table-cell>
          <table:table-cell table:number-columns-repeated="2" table:style-name="ce10" office:value-type="float" office:value="823" calcext:value-type="float">
            <text:p>823</text:p>
          </table:table-cell>
          <table:table-cell table:style-name="ce10" office:value-type="float" office:value="37201487" calcext:value-type="float">
            <text:p>37 201 487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8498641" calcext:value-type="float">
            <text:p>8 498 641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3344800" calcext:value-type="float">
            <text:p>3 344 800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589041" calcext:value-type="float">
            <text:p>1 589 041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205" calcext:value-type="float">
            <text:p>1 205</text:p>
          </table:table-cell>
          <table:table-cell table:style-name="ce10" office:value-type="float" office:value="1322" calcext:value-type="float">
            <text:p>1 322</text:p>
          </table:table-cell>
          <table:table-cell table:style-name="ce10" office:value-type="float" office:value="47738716" calcext:value-type="float">
            <text:p>47 738 716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662" calcext:value-type="float">
            <text:p>662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29498030" calcext:value-type="float">
            <text:p>29 498 030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413141" calcext:value-type="float">
            <text:p>1 413 141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2845617" calcext:value-type="float">
            <text:p>2 845 617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3211304" calcext:value-type="float">
            <text:p>3 211 304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567" calcext:value-type="float">
            <text:p>567</text:p>
          </table:table-cell>
          <table:table-cell table:style-name="ce10" office:value-type="float" office:value="525" calcext:value-type="float">
            <text:p>525</text:p>
          </table:table-cell>
          <table:table-cell table:style-name="ce10" office:value-type="float" office:value="18016269" calcext:value-type="float">
            <text:p>18 016 269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930" calcext:value-type="float">
            <text:p>930</text:p>
          </table:table-cell>
          <table:table-cell table:style-name="ce10" office:value-type="float" office:value="920" calcext:value-type="float">
            <text:p>920</text:p>
          </table:table-cell>
          <table:table-cell table:style-name="ce10" office:value-type="float" office:value="40891874" calcext:value-type="float">
            <text:p>40 891 874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19434" calcext:value-type="float">
            <text:p>619 434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56393" calcext:value-type="float">
            <text:p>656 393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2" table:style-name="ce10" office:value-type="float" office:value="434" calcext:value-type="float">
            <text:p>434</text:p>
          </table:table-cell>
          <table:table-cell table:style-name="ce10" office:value-type="float" office:value="16929258" calcext:value-type="float">
            <text:p>16 929 258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10874342" calcext:value-type="float">
            <text:p>10 874 342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5023" calcext:value-type="float">
            <text:p>5 023</text:p>
          </table:table-cell>
          <table:table-cell table:style-name="ce10" office:value-type="float" office:value="4895" calcext:value-type="float">
            <text:p>4 895</text:p>
          </table:table-cell>
          <table:table-cell table:style-name="ce10" office:value-type="float" office:value="251647284" calcext:value-type="float">
            <text:p>251 647 284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992714" calcext:value-type="float">
            <text:p>1 992 714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725577" calcext:value-type="float">
            <text:p>725 577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716" calcext:value-type="float">
            <text:p>716</text:p>
          </table:table-cell>
          <table:table-cell table:style-name="ce10" office:value-type="float" office:value="570" calcext:value-type="float">
            <text:p>570</text:p>
          </table:table-cell>
          <table:table-cell table:style-name="ce10" office:value-type="float" office:value="20399377" calcext:value-type="float">
            <text:p>20 399 377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049" calcext:value-type="float">
            <text:p>1 049</text:p>
          </table:table-cell>
          <table:table-cell table:style-name="ce10" office:value-type="float" office:value="1012" calcext:value-type="float">
            <text:p>1 012</text:p>
          </table:table-cell>
          <table:table-cell table:style-name="ce10" office:value-type="float" office:value="36958858" calcext:value-type="float">
            <text:p>36 958 858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242" calcext:value-type="float">
            <text:p>1 242</text:p>
          </table:table-cell>
          <table:table-cell table:style-name="ce10" office:value-type="float" office:value="1208" calcext:value-type="float">
            <text:p>1 208</text:p>
          </table:table-cell>
          <table:table-cell table:style-name="ce10" office:value-type="float" office:value="48368442" calcext:value-type="float">
            <text:p>48 368 442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950" calcext:value-type="float">
            <text:p>1 950</text:p>
          </table:table-cell>
          <table:table-cell table:style-name="ce10" office:value-type="float" office:value="1994" calcext:value-type="float">
            <text:p>1 994</text:p>
          </table:table-cell>
          <table:table-cell table:style-name="ce10" office:value-type="float" office:value="94651832" calcext:value-type="float">
            <text:p>94 651 832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879241" calcext:value-type="float">
            <text:p>1 879 241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10960411" calcext:value-type="float">
            <text:p>10 960 411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4755243" calcext:value-type="float">
            <text:p>4 755 243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12122136" calcext:value-type="float">
            <text:p>12 122 136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362" calcext:value-type="float">
            <text:p>362</text:p>
          </table:table-cell>
          <table:table-cell table:style-name="ce10" office:value-type="float" office:value="368" calcext:value-type="float">
            <text:p>368</text:p>
          </table:table-cell>
          <table:table-cell table:style-name="ce10" office:value-type="float" office:value="17303083" calcext:value-type="float">
            <text:p>17 303 083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10584508" calcext:value-type="float">
            <text:p>10 584 508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float" office:value="475" calcext:value-type="float">
            <text:p>475</text:p>
          </table:table-cell>
          <table:table-cell table:style-name="ce10" office:value-type="float" office:value="16891422" calcext:value-type="float">
            <text:p>16 891 422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office:value-type="float" office:value="46350456" calcext:value-type="float">
            <text:p>46 350 45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5658599" calcext:value-type="float">
            <text:p>5 658 599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7068987" calcext:value-type="float">
            <text:p>7 068 987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16400739" calcext:value-type="float">
            <text:p>16 400 739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691" calcext:value-type="float">
            <text:p>691</text:p>
          </table:table-cell>
          <table:table-cell table:style-name="ce10" office:value-type="float" office:value="697" calcext:value-type="float">
            <text:p>697</text:p>
          </table:table-cell>
          <table:table-cell table:style-name="ce10" office:value-type="float" office:value="28317202" calcext:value-type="float">
            <text:p>28 317 202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790" calcext:value-type="float">
            <text:p>1 790</text:p>
          </table:table-cell>
          <table:table-cell table:style-name="ce10" office:value-type="float" office:value="1781" calcext:value-type="float">
            <text:p>1 781</text:p>
          </table:table-cell>
          <table:table-cell table:style-name="ce10" office:value-type="float" office:value="81566218" calcext:value-type="float">
            <text:p>81 566 218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float" office:value="1180653" calcext:value-type="float">
            <text:p>1 180 653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354" calcext:value-type="float">
            <text:p>1 354</text:p>
          </table:table-cell>
          <table:table-cell table:style-name="ce10" office:value-type="float" office:value="1328" calcext:value-type="float">
            <text:p>1 328</text:p>
          </table:table-cell>
          <table:table-cell table:style-name="ce10" office:value-type="float" office:value="35611317" calcext:value-type="float">
            <text:p>35 611 317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569647" calcext:value-type="float">
            <text:p>1 569 647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8688412" calcext:value-type="float">
            <text:p>8 688 412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5817040" calcext:value-type="float">
            <text:p>5 817 040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9471597" calcext:value-type="float">
            <text:p>9 471 597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96" calcext:value-type="float">
            <text:p>696</text:p>
          </table:table-cell>
          <table:table-cell table:style-name="ce10" office:value-type="float" office:value="683" calcext:value-type="float">
            <text:p>683</text:p>
          </table:table-cell>
          <table:table-cell table:style-name="ce10" office:value-type="float" office:value="29773253" calcext:value-type="float">
            <text:p>29 773 253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office:value-type="float" office:value="506067" calcext:value-type="float">
            <text:p>506 067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7417891" calcext:value-type="float">
            <text:p>7 417 891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586" calcext:value-type="float">
            <text:p>586</text:p>
          </table:table-cell>
          <table:table-cell table:style-name="ce10" office:value-type="float" office:value="587" calcext:value-type="float">
            <text:p>587</text:p>
          </table:table-cell>
          <table:table-cell table:style-name="ce10" office:value-type="float" office:value="16435459" calcext:value-type="float">
            <text:p>16 435 459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19936616" calcext:value-type="float">
            <text:p>19 936 616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262730" calcext:value-type="float">
            <text:p>1 262 730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1304" calcext:value-type="float">
            <text:p>1 304</text:p>
          </table:table-cell>
          <table:table-cell table:style-name="ce10" office:value-type="float" office:value="1252" calcext:value-type="float">
            <text:p>1 252</text:p>
          </table:table-cell>
          <table:table-cell table:style-name="ce10" office:value-type="float" office:value="62741223" calcext:value-type="float">
            <text:p>62 741 223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451" calcext:value-type="float">
            <text:p>451</text:p>
          </table:table-cell>
          <table:table-cell table:style-name="ce10" office:value-type="float" office:value="18380044" calcext:value-type="float">
            <text:p>18 380 044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162" calcext:value-type="float">
            <text:p>1 162</text:p>
          </table:table-cell>
          <table:table-cell table:style-name="ce10" office:value-type="float" office:value="1145" calcext:value-type="float">
            <text:p>1 145</text:p>
          </table:table-cell>
          <table:table-cell table:style-name="ce10" office:value-type="float" office:value="56971191" calcext:value-type="float">
            <text:p>56 971 191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4845265" calcext:value-type="float">
            <text:p>4 845 265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395" calcext:value-type="float">
            <text:p>1 395</text:p>
          </table:table-cell>
          <table:table-cell table:style-name="ce10" office:value-type="float" office:value="1336" calcext:value-type="float">
            <text:p>1 336</text:p>
          </table:table-cell>
          <table:table-cell table:style-name="ce10" office:value-type="float" office:value="55677608" calcext:value-type="float">
            <text:p>55 677 608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3768" calcext:value-type="float">
            <text:p>3 768</text:p>
          </table:table-cell>
          <table:table-cell table:style-name="ce10" office:value-type="float" office:value="3649" calcext:value-type="float">
            <text:p>3 649</text:p>
          </table:table-cell>
          <table:table-cell table:style-name="ce10" office:value-type="float" office:value="124293631" calcext:value-type="float">
            <text:p>124 293 631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1365" calcext:value-type="float">
            <text:p>1 365</text:p>
          </table:table-cell>
          <table:table-cell table:style-name="ce10" office:value-type="float" office:value="1334" calcext:value-type="float">
            <text:p>1 334</text:p>
          </table:table-cell>
          <table:table-cell table:style-name="ce10" office:value-type="float" office:value="57320411" calcext:value-type="float">
            <text:p>57 320 411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2210395" calcext:value-type="float">
            <text:p>2 210 395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1675810" calcext:value-type="float">
            <text:p>1 675 810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34" calcext:value-type="float">
            <text:p>434</text:p>
          </table:table-cell>
          <table:table-cell table:style-name="ce10" office:value-type="float" office:value="388" calcext:value-type="float">
            <text:p>388</text:p>
          </table:table-cell>
          <table:table-cell table:style-name="ce10" office:value-type="float" office:value="11878122" calcext:value-type="float">
            <text:p>11 878 122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2881732" calcext:value-type="float">
            <text:p>2 881 732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4275468" calcext:value-type="float">
            <text:p>4 275 468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9909633" calcext:value-type="float">
            <text:p>9 909 633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6354025" calcext:value-type="float">
            <text:p>6 354 025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665" calcext:value-type="float">
            <text:p>665</text:p>
          </table:table-cell>
          <table:table-cell table:style-name="ce10" office:value-type="float" office:value="21401723" calcext:value-type="float">
            <text:p>21 401 723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882" calcext:value-type="float">
            <text:p>882</text:p>
          </table:table-cell>
          <table:table-cell table:style-name="ce10" office:value-type="float" office:value="868" calcext:value-type="float">
            <text:p>868</text:p>
          </table:table-cell>
          <table:table-cell table:style-name="ce10" office:value-type="float" office:value="39562190" calcext:value-type="float">
            <text:p>39 562 190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2410594" calcext:value-type="float">
            <text:p>2 410 594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967" calcext:value-type="float">
            <text:p>967</text:p>
          </table:table-cell>
          <table:table-cell table:style-name="ce10" office:value-type="float" office:value="941" calcext:value-type="float">
            <text:p>941</text:p>
          </table:table-cell>
          <table:table-cell table:style-name="ce10" office:value-type="float" office:value="43103556" calcext:value-type="float">
            <text:p>43 103 556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997" calcext:value-type="float">
            <text:p>997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35481629" calcext:value-type="float">
            <text:p>35 481 629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142" calcext:value-type="float">
            <text:p>1 142</text:p>
          </table:table-cell>
          <table:table-cell table:style-name="ce10" office:value-type="float" office:value="1125" calcext:value-type="float">
            <text:p>1 125</text:p>
          </table:table-cell>
          <table:table-cell table:style-name="ce10" office:value-type="float" office:value="51890358" calcext:value-type="float">
            <text:p>51 890 358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90" calcext:value-type="float">
            <text:p>90</text:p>
          </table:table-cell>
          <table:table-cell table:style-name="ce10" office:value-type="float" office:value="2816347" calcext:value-type="float">
            <text:p>2 816 347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588" calcext:value-type="float">
            <text:p>588</text:p>
          </table:table-cell>
          <table:table-cell table:style-name="ce10" office:value-type="float" office:value="573" calcext:value-type="float">
            <text:p>573</text:p>
          </table:table-cell>
          <table:table-cell table:style-name="ce10" office:value-type="float" office:value="19306417" calcext:value-type="float">
            <text:p>19 306 417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817" calcext:value-type="float">
            <text:p>817</text:p>
          </table:table-cell>
          <table:table-cell table:style-name="ce10" office:value-type="float" office:value="29066596" calcext:value-type="float">
            <text:p>29 066 596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1290" calcext:value-type="float">
            <text:p>1 290</text:p>
          </table:table-cell>
          <table:table-cell table:style-name="ce10" office:value-type="float" office:value="1261" calcext:value-type="float">
            <text:p>1 261</text:p>
          </table:table-cell>
          <table:table-cell table:style-name="ce10" office:value-type="float" office:value="62104858" calcext:value-type="float">
            <text:p>62 104 858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0570" calcext:value-type="float">
            <text:p>110 570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94" calcext:value-type="float">
            <text:p>394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11894767" calcext:value-type="float">
            <text:p>11 894 767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4472582" calcext:value-type="float">
            <text:p>4 472 582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13675528" calcext:value-type="float">
            <text:p>13 675 528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959" calcext:value-type="float">
            <text:p>959</text:p>
          </table:table-cell>
          <table:table-cell table:style-name="ce10" office:value-type="float" office:value="971" calcext:value-type="float">
            <text:p>971</text:p>
          </table:table-cell>
          <table:table-cell table:style-name="ce10" office:value-type="float" office:value="45653878" calcext:value-type="float">
            <text:p>45 653 878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974649" calcext:value-type="float">
            <text:p>974 649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7751525" calcext:value-type="float">
            <text:p>7 751 525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691" calcext:value-type="float">
            <text:p>691</text:p>
          </table:table-cell>
          <table:table-cell table:style-name="ce10" office:value-type="float" office:value="774" calcext:value-type="float">
            <text:p>774</text:p>
          </table:table-cell>
          <table:table-cell table:style-name="ce10" office:value-type="float" office:value="30430641" calcext:value-type="float">
            <text:p>30 430 641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026" calcext:value-type="float">
            <text:p>1 026</text:p>
          </table:table-cell>
          <table:table-cell table:style-name="ce10" office:value-type="float" office:value="994" calcext:value-type="float">
            <text:p>994</text:p>
          </table:table-cell>
          <table:table-cell table:style-name="ce10" office:value-type="float" office:value="45152633" calcext:value-type="float">
            <text:p>45 152 633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4343996" calcext:value-type="float">
            <text:p>4 343 996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3941" calcext:value-type="float">
            <text:p>3 941</text:p>
          </table:table-cell>
          <table:table-cell table:style-name="ce10" office:value-type="float" office:value="3753" calcext:value-type="float">
            <text:p>3 753</text:p>
          </table:table-cell>
          <table:table-cell table:style-name="ce10" office:value-type="float" office:value="183645364" calcext:value-type="float">
            <text:p>183 645 364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1483" calcext:value-type="float">
            <text:p>1 483</text:p>
          </table:table-cell>
          <table:table-cell table:style-name="ce10" office:value-type="float" office:value="1649" calcext:value-type="float">
            <text:p>1 649</text:p>
          </table:table-cell>
          <table:table-cell table:style-name="ce10" office:value-type="float" office:value="61968347" calcext:value-type="float">
            <text:p>61 968 347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746" calcext:value-type="float">
            <text:p>1 746</text:p>
          </table:table-cell>
          <table:table-cell table:style-name="ce10" office:value-type="float" office:value="1732" calcext:value-type="float">
            <text:p>1 732</text:p>
          </table:table-cell>
          <table:table-cell table:style-name="ce10" office:value-type="float" office:value="79524205" calcext:value-type="float">
            <text:p>79 524 205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4058907" calcext:value-type="float">
            <text:p>4 058 907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4286135" calcext:value-type="float">
            <text:p>4 286 135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850" calcext:value-type="float">
            <text:p>850</text:p>
          </table:table-cell>
          <table:table-cell table:style-name="ce10" office:value-type="float" office:value="797" calcext:value-type="float">
            <text:p>797</text:p>
          </table:table-cell>
          <table:table-cell table:style-name="ce10" office:value-type="float" office:value="25661583" calcext:value-type="float">
            <text:p>25 661 583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34625" calcext:value-type="float">
            <text:p>334 625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75927" calcext:value-type="float">
            <text:p>775 927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09" calcext:value-type="float">
            <text:p>409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21989439" calcext:value-type="float">
            <text:p>21 989 439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10361" calcext:value-type="float">
            <text:p>610 361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float" office:value="1167257" calcext:value-type="float">
            <text:p>1 167 257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7392277" calcext:value-type="float">
            <text:p>7 392 277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10915083" calcext:value-type="float">
            <text:p>10 915 083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2436973" calcext:value-type="float">
            <text:p>2 436 973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749" calcext:value-type="float">
            <text:p>749</text:p>
          </table:table-cell>
          <table:table-cell table:style-name="ce10" office:value-type="float" office:value="838" calcext:value-type="float">
            <text:p>838</text:p>
          </table:table-cell>
          <table:table-cell table:style-name="ce10" office:value-type="float" office:value="29518753" calcext:value-type="float">
            <text:p>29 518 753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54" calcext:value-type="float">
            <text:p>1 654</text:p>
          </table:table-cell>
          <table:table-cell table:style-name="ce10" office:value-type="float" office:value="1617" calcext:value-type="float">
            <text:p>1 617</text:p>
          </table:table-cell>
          <table:table-cell table:style-name="ce10" office:value-type="float" office:value="74463846" calcext:value-type="float">
            <text:p>74 463 846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760222" calcext:value-type="float">
            <text:p>760 222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2235921" calcext:value-type="float">
            <text:p>2 235 921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870" calcext:value-type="float">
            <text:p>870</text:p>
          </table:table-cell>
          <table:table-cell table:style-name="ce10" office:value-type="float" office:value="794" calcext:value-type="float">
            <text:p>794</text:p>
          </table:table-cell>
          <table:table-cell table:style-name="ce10" office:value-type="float" office:value="25750023" calcext:value-type="float">
            <text:p>25 750 023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float" office:value="988113" calcext:value-type="float">
            <text:p>988 113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334" calcext:value-type="float">
            <text:p>334</text:p>
          </table:table-cell>
          <table:table-cell table:style-name="ce10" office:value-type="float" office:value="12491306" calcext:value-type="float">
            <text:p>12 491 306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3803" calcext:value-type="float">
            <text:p>3 803</text:p>
          </table:table-cell>
          <table:table-cell table:style-name="ce10" office:value-type="float" office:value="3796" calcext:value-type="float">
            <text:p>3 796</text:p>
          </table:table-cell>
          <table:table-cell table:style-name="ce10" office:value-type="float" office:value="181114915" calcext:value-type="float">
            <text:p>181 114 915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735978" calcext:value-type="float">
            <text:p>735 978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603" calcext:value-type="float">
            <text:p>603</text:p>
          </table:table-cell>
          <table:table-cell table:style-name="ce10" office:value-type="float" office:value="525" calcext:value-type="float">
            <text:p>525</text:p>
          </table:table-cell>
          <table:table-cell table:style-name="ce10" office:value-type="float" office:value="16427233" calcext:value-type="float">
            <text:p>16 427 233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14" calcext:value-type="float">
            <text:p>914</text:p>
          </table:table-cell>
          <table:table-cell table:style-name="ce10" office:value-type="float" office:value="902" calcext:value-type="float">
            <text:p>902</text:p>
          </table:table-cell>
          <table:table-cell table:style-name="ce10" office:value-type="float" office:value="32901048" calcext:value-type="float">
            <text:p>32 901 048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53" calcext:value-type="float">
            <text:p>553</text:p>
          </table:table-cell>
          <table:table-cell table:style-name="ce10" office:value-type="float" office:value="25111612" calcext:value-type="float">
            <text:p>25 111 612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3438576" calcext:value-type="float">
            <text:p>3 438 576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3399" calcext:value-type="float">
            <text:p>3 399</text:p>
          </table:table-cell>
          <table:table-cell table:style-name="ce10" office:value-type="float" office:value="3295" calcext:value-type="float">
            <text:p>3 295</text:p>
          </table:table-cell>
          <table:table-cell table:style-name="ce10" office:value-type="float" office:value="160149653" calcext:value-type="float">
            <text:p>160 149 653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868" calcext:value-type="float">
            <text:p>868</text:p>
          </table:table-cell>
          <table:table-cell table:style-name="ce10" office:value-type="float" office:value="884" calcext:value-type="float">
            <text:p>884</text:p>
          </table:table-cell>
          <table:table-cell table:style-name="ce10" office:value-type="float" office:value="33553032" calcext:value-type="float">
            <text:p>33 553 032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1619" calcext:value-type="float">
            <text:p>1 619</text:p>
          </table:table-cell>
          <table:table-cell table:style-name="ce10" office:value-type="float" office:value="1624" calcext:value-type="float">
            <text:p>1 624</text:p>
          </table:table-cell>
          <table:table-cell table:style-name="ce10" office:value-type="float" office:value="83754618" calcext:value-type="float">
            <text:p>83 754 618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3998399" calcext:value-type="float">
            <text:p>3 998 399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8351955" calcext:value-type="float">
            <text:p>8 351 955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27622018" calcext:value-type="float">
            <text:p>27 622 018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office:value-type="float" office:value="1047" calcext:value-type="float">
            <text:p>1 047</text:p>
          </table:table-cell>
          <table:table-cell table:style-name="ce10" office:value-type="float" office:value="38035468" calcext:value-type="float">
            <text:p>38 035 468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718" calcext:value-type="float">
            <text:p>2 718</text:p>
          </table:table-cell>
          <table:table-cell table:style-name="ce10" office:value-type="float" office:value="2662" calcext:value-type="float">
            <text:p>2 662</text:p>
          </table:table-cell>
          <table:table-cell table:style-name="ce10" office:value-type="float" office:value="132050035" calcext:value-type="float">
            <text:p>132 050 035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51783" calcext:value-type="float">
            <text:p>651 783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383035" calcext:value-type="float">
            <text:p>1 383 035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223759" calcext:value-type="float">
            <text:p>223 75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62" calcext:value-type="float">
            <text:p>362</text:p>
          </table:table-cell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9731880" calcext:value-type="float">
            <text:p>9 731 880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2261" calcext:value-type="float">
            <text:p>2 261</text:p>
          </table:table-cell>
          <table:table-cell table:style-name="ce10" office:value-type="float" office:value="2207" calcext:value-type="float">
            <text:p>2 207</text:p>
          </table:table-cell>
          <table:table-cell table:style-name="ce10" office:value-type="float" office:value="97789382" calcext:value-type="float">
            <text:p>97 789 382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621867" calcext:value-type="float">
            <text:p>1 621 867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2512" calcext:value-type="float">
            <text:p>2 512</text:p>
          </table:table-cell>
          <table:table-cell table:style-name="ce10" office:value-type="float" office:value="2435" calcext:value-type="float">
            <text:p>2 435</text:p>
          </table:table-cell>
          <table:table-cell table:style-name="ce10" office:value-type="float" office:value="87614061" calcext:value-type="float">
            <text:p>87 614 061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971" calcext:value-type="float">
            <text:p>1 971</text:p>
          </table:table-cell>
          <table:table-cell table:style-name="ce10" office:value-type="float" office:value="1948" calcext:value-type="float">
            <text:p>1 948</text:p>
          </table:table-cell>
          <table:table-cell table:style-name="ce10" office:value-type="float" office:value="90140198" calcext:value-type="float">
            <text:p>90 140 198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4836924" calcext:value-type="float">
            <text:p>4 836 924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5898602" calcext:value-type="float">
            <text:p>5 898 602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29" calcext:value-type="float">
            <text:p>529</text:p>
          </table:table-cell>
          <table:table-cell table:style-name="ce10" office:value-type="float" office:value="534" calcext:value-type="float">
            <text:p>534</text:p>
          </table:table-cell>
          <table:table-cell table:style-name="ce10" office:value-type="float" office:value="16848389" calcext:value-type="float">
            <text:p>16 848 389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5654398" calcext:value-type="float">
            <text:p>5 654 398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6048193" calcext:value-type="float">
            <text:p>6 048 193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70" calcext:value-type="float">
            <text:p>470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20332147" calcext:value-type="float">
            <text:p>20 332 147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112" calcext:value-type="float">
            <text:p>112</text:p>
          </table:table-cell>
          <table:table-cell table:style-name="ce10" office:value-type="float" office:value="3121842" calcext:value-type="float">
            <text:p>3 121 842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54" calcext:value-type="float">
            <text:p>654</text:p>
          </table:table-cell>
          <table:table-cell table:style-name="ce10" office:value-type="float" office:value="651" calcext:value-type="float">
            <text:p>651</text:p>
          </table:table-cell>
          <table:table-cell table:style-name="ce10" office:value-type="float" office:value="28916105" calcext:value-type="float">
            <text:p>28 916 105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09" calcext:value-type="float">
            <text:p>509</text:p>
          </table:table-cell>
          <table:table-cell table:style-name="ce10" office:value-type="float" office:value="498" calcext:value-type="float">
            <text:p>498</text:p>
          </table:table-cell>
          <table:table-cell table:style-name="ce10" office:value-type="float" office:value="15604387" calcext:value-type="float">
            <text:p>15 604 387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728" calcext:value-type="float">
            <text:p>1 728</text:p>
          </table:table-cell>
          <table:table-cell table:style-name="ce10" office:value-type="float" office:value="1690" calcext:value-type="float">
            <text:p>1 690</text:p>
          </table:table-cell>
          <table:table-cell table:style-name="ce10" office:value-type="float" office:value="78859458" calcext:value-type="float">
            <text:p>78 859 458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2438431" calcext:value-type="float">
            <text:p>2 438 431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3556966" calcext:value-type="float">
            <text:p>3 556 966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2707" calcext:value-type="float">
            <text:p>2 707</text:p>
          </table:table-cell>
          <table:table-cell table:style-name="ce10" office:value-type="float" office:value="2642" calcext:value-type="float">
            <text:p>2 642</text:p>
          </table:table-cell>
          <table:table-cell table:style-name="ce10" office:value-type="float" office:value="110750698" calcext:value-type="float">
            <text:p>110 750 698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56" calcext:value-type="float">
            <text:p>456</text:p>
          </table:table-cell>
          <table:table-cell table:style-name="ce10" office:value-type="float" office:value="14684255" calcext:value-type="float">
            <text:p>14 684 255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573" calcext:value-type="float">
            <text:p>1 573</text:p>
          </table:table-cell>
          <table:table-cell table:style-name="ce10" office:value-type="float" office:value="1521" calcext:value-type="float">
            <text:p>1 521</text:p>
          </table:table-cell>
          <table:table-cell table:style-name="ce10" office:value-type="float" office:value="72409874" calcext:value-type="float">
            <text:p>72 409 874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style-name="ce10" office:value-type="float" office:value="521013" calcext:value-type="float">
            <text:p>521 013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67" calcext:value-type="float">
            <text:p>467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13709128" calcext:value-type="float">
            <text:p>13 709 128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12754668" calcext:value-type="float">
            <text:p>12 754 668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496" calcext:value-type="float">
            <text:p>496</text:p>
          </table:table-cell>
          <table:table-cell table:style-name="ce10" office:value-type="float" office:value="436" calcext:value-type="float">
            <text:p>436</text:p>
          </table:table-cell>
          <table:table-cell table:style-name="ce10" office:value-type="float" office:value="15320953" calcext:value-type="float">
            <text:p>15 320 953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16886437" calcext:value-type="float">
            <text:p>16 886 437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915844" calcext:value-type="float">
            <text:p>1 915 844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4362044" calcext:value-type="float">
            <text:p>4 362 044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379" calcext:value-type="float">
            <text:p>1 379</text:p>
          </table:table-cell>
          <table:table-cell table:style-name="ce10" office:value-type="float" office:value="1351" calcext:value-type="float">
            <text:p>1 351</text:p>
          </table:table-cell>
          <table:table-cell table:style-name="ce10" office:value-type="float" office:value="55217092" calcext:value-type="float">
            <text:p>55 217 092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office:value-type="float" office:value="777" calcext:value-type="float">
            <text:p>777</text:p>
          </table:table-cell>
          <table:table-cell table:style-name="ce10" office:value-type="float" office:value="25820923" calcext:value-type="float">
            <text:p>25 820 923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 table:style-name="ce10" office:value-type="float" office:value="231" calcext:value-type="float">
            <text:p>231</text:p>
          </table:table-cell>
          <table:table-cell table:style-name="ce10" office:value-type="float" office:value="10445800" calcext:value-type="float">
            <text:p>10 445 800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0357317" calcext:value-type="float">
            <text:p>10 357 317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9885223" calcext:value-type="float">
            <text:p>9 885 223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8564111" calcext:value-type="float">
            <text:p>8 564 111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880" calcext:value-type="float">
            <text:p>880</text:p>
          </table:table-cell>
          <table:table-cell table:style-name="ce10" office:value-type="float" office:value="40739719" calcext:value-type="float">
            <text:p>40 739 719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867618" calcext:value-type="float">
            <text:p>1 867 618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824" calcext:value-type="float">
            <text:p>824</text:p>
          </table:table-cell>
          <table:table-cell table:style-name="ce10" office:value-type="float" office:value="769" calcext:value-type="float">
            <text:p>769</text:p>
          </table:table-cell>
          <table:table-cell table:style-name="ce10" office:value-type="float" office:value="30827271" calcext:value-type="float">
            <text:p>30 827 271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41" calcext:value-type="float">
            <text:p>741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22195329" calcext:value-type="float">
            <text:p>22 195 329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741" calcext:value-type="float">
            <text:p>1 741</text:p>
          </table:table-cell>
          <table:table-cell table:style-name="ce10" office:value-type="float" office:value="1717" calcext:value-type="float">
            <text:p>1 717</text:p>
          </table:table-cell>
          <table:table-cell table:style-name="ce10" office:value-type="float" office:value="78721994" calcext:value-type="float">
            <text:p>78 721 994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435271" calcext:value-type="float">
            <text:p>435 271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8296333" calcext:value-type="float">
            <text:p>8 296 333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338" calcext:value-type="float">
            <text:p>338</text:p>
          </table:table-cell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12784659" calcext:value-type="float">
            <text:p>12 784 659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6444368" calcext:value-type="float">
            <text:p>6 444 368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65938" calcext:value-type="float">
            <text:p>565 938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2163832" calcext:value-type="float">
            <text:p>2 163 832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2300" calcext:value-type="float">
            <text:p>2 300</text:p>
          </table:table-cell>
          <table:table-cell table:style-name="ce10" office:value-type="float" office:value="2180" calcext:value-type="float">
            <text:p>2 180</text:p>
          </table:table-cell>
          <table:table-cell table:style-name="ce10" office:value-type="float" office:value="99566739" calcext:value-type="float">
            <text:p>99 566 739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411" calcext:value-type="float">
            <text:p>1 411</text:p>
          </table:table-cell>
          <table:table-cell table:style-name="ce10" office:value-type="float" office:value="1408" calcext:value-type="float">
            <text:p>1 408</text:p>
          </table:table-cell>
          <table:table-cell table:style-name="ce10" office:value-type="float" office:value="60769025" calcext:value-type="float">
            <text:p>60 769 025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3659" calcext:value-type="float">
            <text:p>3 659</text:p>
          </table:table-cell>
          <table:table-cell table:style-name="ce10" office:value-type="float" office:value="3673" calcext:value-type="float">
            <text:p>3 673</text:p>
          </table:table-cell>
          <table:table-cell table:style-name="ce10" office:value-type="float" office:value="173777435" calcext:value-type="float">
            <text:p>173 777 435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7720232" calcext:value-type="float">
            <text:p>7 720 232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072465" calcext:value-type="float">
            <text:p>1 072 465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1361" calcext:value-type="float">
            <text:p>1 361</text:p>
          </table:table-cell>
          <table:table-cell table:style-name="ce10" office:value-type="float" office:value="1022" calcext:value-type="float">
            <text:p>1 022</text:p>
          </table:table-cell>
          <table:table-cell table:style-name="ce10" office:value-type="float" office:value="30130779" calcext:value-type="float">
            <text:p>30 130 779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5" calcext:value-type="float">
            <text:p>675</text:p>
          </table:table-cell>
          <table:table-cell table:style-name="ce10" office:value-type="float" office:value="682" calcext:value-type="float">
            <text:p>682</text:p>
          </table:table-cell>
          <table:table-cell table:style-name="ce10" office:value-type="float" office:value="32309238" calcext:value-type="float">
            <text:p>32 309 238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361" calcext:value-type="float">
            <text:p>1 361</text:p>
          </table:table-cell>
          <table:table-cell table:style-name="ce10" office:value-type="float" office:value="1394" calcext:value-type="float">
            <text:p>1 394</text:p>
          </table:table-cell>
          <table:table-cell table:style-name="ce10" office:value-type="float" office:value="61467418" calcext:value-type="float">
            <text:p>61 467 418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2321" calcext:value-type="float">
            <text:p>2 321</text:p>
          </table:table-cell>
          <table:table-cell table:style-name="ce10" office:value-type="float" office:value="2253" calcext:value-type="float">
            <text:p>2 253</text:p>
          </table:table-cell>
          <table:table-cell table:style-name="ce10" office:value-type="float" office:value="106866679" calcext:value-type="float">
            <text:p>106 866 679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7703189" calcext:value-type="float">
            <text:p>7 703 189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620" calcext:value-type="float">
            <text:p>620</text:p>
          </table:table-cell>
          <table:table-cell table:style-name="ce10" office:value-type="float" office:value="585" calcext:value-type="float">
            <text:p>585</text:p>
          </table:table-cell>
          <table:table-cell table:style-name="ce10" office:value-type="float" office:value="18427630" calcext:value-type="float">
            <text:p>18 427 630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64" calcext:value-type="float">
            <text:p>664</text:p>
          </table:table-cell>
          <table:table-cell table:style-name="ce10" office:value-type="float" office:value="672" calcext:value-type="float">
            <text:p>672</text:p>
          </table:table-cell>
          <table:table-cell table:style-name="ce10" office:value-type="float" office:value="29489925" calcext:value-type="float">
            <text:p>29 489 925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683" calcext:value-type="float">
            <text:p>683</text:p>
          </table:table-cell>
          <table:table-cell table:style-name="ce10" office:value-type="float" office:value="31450185" calcext:value-type="float">
            <text:p>31 450 185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54" calcext:value-type="float">
            <text:p>954</text:p>
          </table:table-cell>
          <table:table-cell table:style-name="ce10" office:value-type="float" office:value="1032" calcext:value-type="float">
            <text:p>1 032</text:p>
          </table:table-cell>
          <table:table-cell table:style-name="ce10" office:value-type="float" office:value="34603436" calcext:value-type="float">
            <text:p>34 603 436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9689015" calcext:value-type="float">
            <text:p>9 689 015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191355" calcext:value-type="float">
            <text:p>1 191 355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43637" calcext:value-type="float">
            <text:p>343 637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1910566" calcext:value-type="float">
            <text:p>1 910 566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8234872" calcext:value-type="float">
            <text:p>8 234 872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office:value-type="float" office:value="633" calcext:value-type="float">
            <text:p>633</text:p>
          </table:table-cell>
          <table:table-cell table:style-name="ce10" office:value-type="float" office:value="24749746" calcext:value-type="float">
            <text:p>24 749 746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2054" calcext:value-type="float">
            <text:p>2 054</text:p>
          </table:table-cell>
          <table:table-cell table:style-name="ce10" office:value-type="float" office:value="2035" calcext:value-type="float">
            <text:p>2 035</text:p>
          </table:table-cell>
          <table:table-cell table:style-name="ce10" office:value-type="float" office:value="66752460" calcext:value-type="float">
            <text:p>66 752 460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1926" calcext:value-type="float">
            <text:p>1 926</text:p>
          </table:table-cell>
          <table:table-cell table:style-name="ce10" office:value-type="float" office:value="1954" calcext:value-type="float">
            <text:p>1 954</text:p>
          </table:table-cell>
          <table:table-cell table:style-name="ce10" office:value-type="float" office:value="92356007" calcext:value-type="float">
            <text:p>92 356 007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4237414" calcext:value-type="float">
            <text:p>4 237 414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955397" calcext:value-type="float">
            <text:p>1 955 397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749" calcext:value-type="float">
            <text:p>749</text:p>
          </table:table-cell>
          <table:table-cell table:style-name="ce10" office:value-type="float" office:value="685" calcext:value-type="float">
            <text:p>685</text:p>
          </table:table-cell>
          <table:table-cell table:style-name="ce10" office:value-type="float" office:value="26504528" calcext:value-type="float">
            <text:p>26 504 528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7783277" calcext:value-type="float">
            <text:p>7 783 277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1328" calcext:value-type="float">
            <text:p>1 328</text:p>
          </table:table-cell>
          <table:table-cell table:style-name="ce10" office:value-type="float" office:value="1298" calcext:value-type="float">
            <text:p>1 298</text:p>
          </table:table-cell>
          <table:table-cell table:style-name="ce10" office:value-type="float" office:value="43981029" calcext:value-type="float">
            <text:p>43 981 029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64" calcext:value-type="float">
            <text:p>1 064</text:p>
          </table:table-cell>
          <table:table-cell table:style-name="ce10" office:value-type="float" office:value="1066" calcext:value-type="float">
            <text:p>1 066</text:p>
          </table:table-cell>
          <table:table-cell table:style-name="ce10" office:value-type="float" office:value="47913163" calcext:value-type="float">
            <text:p>47 913 163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652163" calcext:value-type="float">
            <text:p>1 652 163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661932" calcext:value-type="float">
            <text:p>1 661 932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844" calcext:value-type="float">
            <text:p>1 844</text:p>
          </table:table-cell>
          <table:table-cell table:style-name="ce10" office:value-type="float" office:value="1792" calcext:value-type="float">
            <text:p>1 792</text:p>
          </table:table-cell>
          <table:table-cell table:style-name="ce10" office:value-type="float" office:value="81671912" calcext:value-type="float">
            <text:p>81 671 912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3154" calcext:value-type="float">
            <text:p>3 154</text:p>
          </table:table-cell>
          <table:table-cell table:style-name="ce10" office:value-type="float" office:value="3129" calcext:value-type="float">
            <text:p>3 129</text:p>
          </table:table-cell>
          <table:table-cell table:style-name="ce10" office:value-type="float" office:value="143920661" calcext:value-type="float">
            <text:p>143 920 661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609" calcext:value-type="float">
            <text:p>609</text:p>
          </table:table-cell>
          <table:table-cell table:style-name="ce10" office:value-type="float" office:value="614" calcext:value-type="float">
            <text:p>614</text:p>
          </table:table-cell>
          <table:table-cell table:style-name="ce10" office:value-type="float" office:value="31433088" calcext:value-type="float">
            <text:p>31 433 088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48838" calcext:value-type="float">
            <text:p>748 838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4799597" calcext:value-type="float">
            <text:p>4 799 597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481008" calcext:value-type="float">
            <text:p>1 481 008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4767452" calcext:value-type="float">
            <text:p>4 767 452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13584632" calcext:value-type="float">
            <text:p>13 584 632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3067899" calcext:value-type="float">
            <text:p>3 067 899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5352738" calcext:value-type="float">
            <text:p>5 352 738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544" calcext:value-type="float">
            <text:p>544</text:p>
          </table:table-cell>
          <table:table-cell table:style-name="ce10" office:value-type="float" office:value="546" calcext:value-type="float">
            <text:p>546</text:p>
          </table:table-cell>
          <table:table-cell table:style-name="ce10" office:value-type="float" office:value="18278407" calcext:value-type="float">
            <text:p>18 278 407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204" calcext:value-type="float">
            <text:p>1 204</text:p>
          </table:table-cell>
          <table:table-cell table:style-name="ce10" office:value-type="float" office:value="1199" calcext:value-type="float">
            <text:p>1 199</text:p>
          </table:table-cell>
          <table:table-cell table:style-name="ce10" office:value-type="float" office:value="56977021" calcext:value-type="float">
            <text:p>56 977 021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398578" calcext:value-type="float">
            <text:p>1 398 578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3928378" calcext:value-type="float">
            <text:p>3 928 378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8336599" calcext:value-type="float">
            <text:p>8 336 599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float" office:value="17763959" calcext:value-type="float">
            <text:p>17 763 959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422" calcext:value-type="float">
            <text:p>1 422</text:p>
          </table:table-cell>
          <table:table-cell table:style-name="ce10" office:value-type="float" office:value="1417" calcext:value-type="float">
            <text:p>1 417</text:p>
          </table:table-cell>
          <table:table-cell table:style-name="ce10" office:value-type="float" office:value="63763282" calcext:value-type="float">
            <text:p>63 763 282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823865" calcext:value-type="float">
            <text:p>823 865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321286" calcext:value-type="float">
            <text:p>1 321 286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72" calcext:value-type="float">
            <text:p>472</text:p>
          </table:table-cell>
          <table:table-cell table:style-name="ce10" office:value-type="float" office:value="458" calcext:value-type="float">
            <text:p>458</text:p>
          </table:table-cell>
          <table:table-cell table:style-name="ce10" office:value-type="float" office:value="19196814" calcext:value-type="float">
            <text:p>19 196 814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84" calcext:value-type="float">
            <text:p>384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16030087" calcext:value-type="float">
            <text:p>16 030 087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335" calcext:value-type="float">
            <text:p>1 335</text:p>
          </table:table-cell>
          <table:table-cell table:style-name="ce10" office:value-type="float" office:value="1267" calcext:value-type="float">
            <text:p>1 267</text:p>
          </table:table-cell>
          <table:table-cell table:style-name="ce10" office:value-type="float" office:value="56241752" calcext:value-type="float">
            <text:p>56 241 752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908" calcext:value-type="float">
            <text:p>908</text:p>
          </table:table-cell>
          <table:table-cell table:style-name="ce10" office:value-type="float" office:value="975" calcext:value-type="float">
            <text:p>975</text:p>
          </table:table-cell>
          <table:table-cell table:style-name="ce10" office:value-type="float" office:value="34435431" calcext:value-type="float">
            <text:p>34 435 431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1421" calcext:value-type="float">
            <text:p>1 421</text:p>
          </table:table-cell>
          <table:table-cell table:style-name="ce10" office:value-type="float" office:value="1414" calcext:value-type="float">
            <text:p>1 414</text:p>
          </table:table-cell>
          <table:table-cell table:style-name="ce10" office:value-type="float" office:value="64595719" calcext:value-type="float">
            <text:p>64 595 719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5489175" calcext:value-type="float">
            <text:p>5 489 175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4729237" calcext:value-type="float">
            <text:p>4 729 237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24" calcext:value-type="float">
            <text:p>424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12333110" calcext:value-type="float">
            <text:p>12 333 110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4243436" calcext:value-type="float">
            <text:p>4 243 436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12340085" calcext:value-type="float">
            <text:p>12 340 085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3391" calcext:value-type="float">
            <text:p>3 391</text:p>
          </table:table-cell>
          <table:table-cell table:style-name="ce10" office:value-type="float" office:value="3341" calcext:value-type="float">
            <text:p>3 341</text:p>
          </table:table-cell>
          <table:table-cell table:style-name="ce10" office:value-type="float" office:value="163857450" calcext:value-type="float">
            <text:p>163 857 450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7156715" calcext:value-type="float">
            <text:p>7 156 715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11511552" calcext:value-type="float">
            <text:p>11 511 552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5987829" calcext:value-type="float">
            <text:p>5 987 829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57" calcext:value-type="float">
            <text:p>457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18654582" calcext:value-type="float">
            <text:p>18 654 582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73" calcext:value-type="float">
            <text:p>573</text:p>
          </table:table-cell>
          <table:table-cell table:style-name="ce10" office:value-type="float" office:value="580" calcext:value-type="float">
            <text:p>580</text:p>
          </table:table-cell>
          <table:table-cell table:style-name="ce10" office:value-type="float" office:value="19269915" calcext:value-type="float">
            <text:p>19 269 915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20033" calcext:value-type="float">
            <text:p>620 033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1294" calcext:value-type="float">
            <text:p>1 294</text:p>
          </table:table-cell>
          <table:table-cell table:style-name="ce10" office:value-type="float" office:value="1251" calcext:value-type="float">
            <text:p>1 251</text:p>
          </table:table-cell>
          <table:table-cell table:style-name="ce10" office:value-type="float" office:value="61381757" calcext:value-type="float">
            <text:p>61 381 757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18" calcext:value-type="float">
            <text:p>518</text:p>
          </table:table-cell>
          <table:table-cell table:style-name="ce10" office:value-type="float" office:value="4899" calcext:value-type="float">
            <text:p>4 899</text:p>
          </table:table-cell>
          <table:table-cell table:style-name="ce10" office:value-type="float" office:value="4792" calcext:value-type="float">
            <text:p>4 792</text:p>
          </table:table-cell>
          <table:table-cell table:style-name="ce10" office:value-type="float" office:value="235712285" calcext:value-type="float">
            <text:p>235 712 285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10" office:value-type="float" office:value="515446" calcext:value-type="float">
            <text:p>515 446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705" calcext:value-type="float">
            <text:p>705</text:p>
          </table:table-cell>
          <table:table-cell table:style-name="ce10" office:value-type="float" office:value="613" calcext:value-type="float">
            <text:p>613</text:p>
          </table:table-cell>
          <table:table-cell table:style-name="ce10" office:value-type="float" office:value="22311408" calcext:value-type="float">
            <text:p>22 311 408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10101866" calcext:value-type="float">
            <text:p>10 101 866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70" calcext:value-type="float">
            <text:p>670</text:p>
          </table:table-cell>
          <table:table-cell table:style-name="ce10" office:value-type="float" office:value="668" calcext:value-type="float">
            <text:p>668</text:p>
          </table:table-cell>
          <table:table-cell table:style-name="ce10" office:value-type="float" office:value="29221853" calcext:value-type="float">
            <text:p>29 221 853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163" calcext:value-type="float">
            <text:p>1 163</text:p>
          </table:table-cell>
          <table:table-cell table:style-name="ce10" office:value-type="float" office:value="1141" calcext:value-type="float">
            <text:p>1 141</text:p>
          </table:table-cell>
          <table:table-cell table:style-name="ce10" office:value-type="float" office:value="51760732" calcext:value-type="float">
            <text:p>51 760 732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3719169" calcext:value-type="float">
            <text:p>3 719 169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10603125" calcext:value-type="float">
            <text:p>10 603 125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4" calcext:value-type="float">
            <text:p>604</text:p>
          </table:table-cell>
          <table:table-cell table:style-name="ce10" office:value-type="float" office:value="606" calcext:value-type="float">
            <text:p>606</text:p>
          </table:table-cell>
          <table:table-cell table:style-name="ce10" office:value-type="float" office:value="27399134" calcext:value-type="float">
            <text:p>27 399 134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2477045" calcext:value-type="float">
            <text:p>2 477 045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3651008" calcext:value-type="float">
            <text:p>3 651 008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153" calcext:value-type="float">
            <text:p>1 153</text:p>
          </table:table-cell>
          <table:table-cell table:style-name="ce10" office:value-type="float" office:value="1046" calcext:value-type="float">
            <text:p>1 046</text:p>
          </table:table-cell>
          <table:table-cell table:style-name="ce10" office:value-type="float" office:value="44455912" calcext:value-type="float">
            <text:p>44 455 912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25" calcext:value-type="float">
            <text:p>325</text:p>
          </table:table-cell>
          <table:table-cell table:style-name="ce10" office:value-type="float" office:value="2635" calcext:value-type="float">
            <text:p>2 635</text:p>
          </table:table-cell>
          <table:table-cell table:style-name="ce10" office:value-type="float" office:value="2590" calcext:value-type="float">
            <text:p>2 590</text:p>
          </table:table-cell>
          <table:table-cell table:style-name="ce10" office:value-type="float" office:value="120999200" calcext:value-type="float">
            <text:p>120 999 200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013106" calcext:value-type="float">
            <text:p>1 013 106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536911" calcext:value-type="float">
            <text:p>1 536 911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697" calcext:value-type="float">
            <text:p>697</text:p>
          </table:table-cell>
          <table:table-cell table:style-name="ce10" office:value-type="float" office:value="703" calcext:value-type="float">
            <text:p>703</text:p>
          </table:table-cell>
          <table:table-cell table:style-name="ce10" office:value-type="float" office:value="17635436" calcext:value-type="float">
            <text:p>17 635 436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1126" calcext:value-type="float">
            <text:p>1 126</text:p>
          </table:table-cell>
          <table:table-cell table:style-name="ce10" office:value-type="float" office:value="1132" calcext:value-type="float">
            <text:p>1 132</text:p>
          </table:table-cell>
          <table:table-cell table:style-name="ce10" office:value-type="float" office:value="51307908" calcext:value-type="float">
            <text:p>51 307 908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937" calcext:value-type="float">
            <text:p>937</text:p>
          </table:table-cell>
          <table:table-cell table:style-name="ce10" office:value-type="float" office:value="905" calcext:value-type="float">
            <text:p>905</text:p>
          </table:table-cell>
          <table:table-cell table:style-name="ce10" office:value-type="float" office:value="32728907" calcext:value-type="float">
            <text:p>32 728 907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325" calcext:value-type="float">
            <text:p>1 325</text:p>
          </table:table-cell>
          <table:table-cell table:style-name="ce10" office:value-type="float" office:value="1312" calcext:value-type="float">
            <text:p>1 312</text:p>
          </table:table-cell>
          <table:table-cell table:style-name="ce10" office:value-type="float" office:value="64993402" calcext:value-type="float">
            <text:p>64 993 402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2112350" calcext:value-type="float">
            <text:p>2 112 350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3646897" calcext:value-type="float">
            <text:p>3 646 897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554" calcext:value-type="float">
            <text:p>554</text:p>
          </table:table-cell>
          <table:table-cell table:style-name="ce10" office:value-type="float" office:value="544" calcext:value-type="float">
            <text:p>544</text:p>
          </table:table-cell>
          <table:table-cell table:style-name="ce10" office:value-type="float" office:value="22788098" calcext:value-type="float">
            <text:p>22 788 098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004" calcext:value-type="float">
            <text:p>1 004</text:p>
          </table:table-cell>
          <table:table-cell table:style-name="ce10" office:value-type="float" office:value="993" calcext:value-type="float">
            <text:p>993</text:p>
          </table:table-cell>
          <table:table-cell table:style-name="ce10" office:value-type="float" office:value="34850009" calcext:value-type="float">
            <text:p>34 850 009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415" calcext:value-type="float">
            <text:p>1 415</text:p>
          </table:table-cell>
          <table:table-cell table:style-name="ce10" office:value-type="float" office:value="1374" calcext:value-type="float">
            <text:p>1 374</text:p>
          </table:table-cell>
          <table:table-cell table:style-name="ce10" office:value-type="float" office:value="65938332" calcext:value-type="float">
            <text:p>65 938 332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824899" calcext:value-type="float">
            <text:p>1 824 899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503" calcext:value-type="float">
            <text:p>503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16890309" calcext:value-type="float">
            <text:p>16 890 309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705734" calcext:value-type="float">
            <text:p>1 705 734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4506341" calcext:value-type="float">
            <text:p>4 506 341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77" calcext:value-type="float">
            <text:p>577</text:p>
          </table:table-cell>
          <table:table-cell table:style-name="ce10" office:value-type="float" office:value="576" calcext:value-type="float">
            <text:p>576</text:p>
          </table:table-cell>
          <table:table-cell table:style-name="ce10" office:value-type="float" office:value="25942311" calcext:value-type="float">
            <text:p>25 942 311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01457" calcext:value-type="float">
            <text:p>501 457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8415724" calcext:value-type="float">
            <text:p>8 415 724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79" calcext:value-type="float">
            <text:p>679</text:p>
          </table:table-cell>
          <table:table-cell table:style-name="ce10" office:value-type="float" office:value="802" calcext:value-type="float">
            <text:p>802</text:p>
          </table:table-cell>
          <table:table-cell table:style-name="ce10" office:value-type="float" office:value="26285104" calcext:value-type="float">
            <text:p>26 285 104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621" calcext:value-type="float">
            <text:p>1 621</text:p>
          </table:table-cell>
          <table:table-cell table:style-name="ce10" office:value-type="float" office:value="1602" calcext:value-type="float">
            <text:p>1 602</text:p>
          </table:table-cell>
          <table:table-cell table:style-name="ce10" office:value-type="float" office:value="74214582" calcext:value-type="float">
            <text:p>74 214 582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398942" calcext:value-type="float">
            <text:p>1 398 942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537" calcext:value-type="float">
            <text:p>537</text:p>
          </table:table-cell>
          <table:table-cell table:style-name="ce10" office:value-type="float" office:value="688" calcext:value-type="float">
            <text:p>688</text:p>
          </table:table-cell>
          <table:table-cell table:style-name="ce10" office:value-type="float" office:value="22638037" calcext:value-type="float">
            <text:p>22 638 037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67" calcext:value-type="float">
            <text:p>867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30714329" calcext:value-type="float">
            <text:p>30 714 329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4495" calcext:value-type="float">
            <text:p>4 495</text:p>
          </table:table-cell>
          <table:table-cell table:style-name="ce10" office:value-type="float" office:value="4251" calcext:value-type="float">
            <text:p>4 251</text:p>
          </table:table-cell>
          <table:table-cell table:style-name="ce10" office:value-type="float" office:value="225464752" calcext:value-type="float">
            <text:p>225 464 752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16" calcext:value-type="float">
            <text:p>616</text:p>
          </table:table-cell>
          <table:table-cell table:style-name="ce10" office:value-type="float" office:value="538" calcext:value-type="float">
            <text:p>538</text:p>
          </table:table-cell>
          <table:table-cell table:style-name="ce10" office:value-type="float" office:value="18118184" calcext:value-type="float">
            <text:p>18 118 184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904" calcext:value-type="float">
            <text:p>904</text:p>
          </table:table-cell>
          <table:table-cell table:style-name="ce10" office:value-type="float" office:value="967" calcext:value-type="float">
            <text:p>967</text:p>
          </table:table-cell>
          <table:table-cell table:style-name="ce10" office:value-type="float" office:value="35731802" calcext:value-type="float">
            <text:p>35 731 802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82" calcext:value-type="float">
            <text:p>682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office:value-type="float" office:value="26611008" calcext:value-type="float">
            <text:p>26 611 008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2174" calcext:value-type="float">
            <text:p>2 174</text:p>
          </table:table-cell>
          <table:table-cell table:style-name="ce10" office:value-type="float" office:value="2027" calcext:value-type="float">
            <text:p>2 027</text:p>
          </table:table-cell>
          <table:table-cell table:style-name="ce10" office:value-type="float" office:value="98778057" calcext:value-type="float">
            <text:p>98 778 057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312" calcext:value-type="float">
            <text:p>312</text:p>
          </table:table-cell>
          <table:table-cell table:style-name="ce10" office:value-type="float" office:value="9577964" calcext:value-type="float">
            <text:p>9 577 964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4140" calcext:value-type="float">
            <text:p>4 140</text:p>
          </table:table-cell>
          <table:table-cell table:style-name="ce10" office:value-type="float" office:value="3978" calcext:value-type="float">
            <text:p>3 978</text:p>
          </table:table-cell>
          <table:table-cell table:style-name="ce10" office:value-type="float" office:value="190745665" calcext:value-type="float">
            <text:p>190 745 665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11" calcext:value-type="float">
            <text:p>411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15490304" calcext:value-type="float">
            <text:p>15 490 304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719" calcext:value-type="float">
            <text:p>1 719</text:p>
          </table:table-cell>
          <table:table-cell table:style-name="ce10" office:value-type="float" office:value="1715" calcext:value-type="float">
            <text:p>1 715</text:p>
          </table:table-cell>
          <table:table-cell table:style-name="ce10" office:value-type="float" office:value="83698818" calcext:value-type="float">
            <text:p>83 698 818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814438" calcext:value-type="float">
            <text:p>1 814 438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95" calcext:value-type="float">
            <text:p>695</text:p>
          </table:table-cell>
          <table:table-cell table:style-name="ce10" office:value-type="float" office:value="666" calcext:value-type="float">
            <text:p>666</text:p>
          </table:table-cell>
          <table:table-cell table:style-name="ce10" office:value-type="float" office:value="24993423" calcext:value-type="float">
            <text:p>24 993 423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7345896" calcext:value-type="float">
            <text:p>7 345 896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12237986" calcext:value-type="float">
            <text:p>12 237 986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15185305" calcext:value-type="float">
            <text:p>15 185 305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4836" calcext:value-type="float">
            <text:p>194 836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593" calcext:value-type="float">
            <text:p>593</text:p>
          </table:table-cell>
          <table:table-cell table:style-name="ce10" office:value-type="float" office:value="586" calcext:value-type="float">
            <text:p>586</text:p>
          </table:table-cell>
          <table:table-cell table:style-name="ce10" office:value-type="float" office:value="24084863" calcext:value-type="float">
            <text:p>24 084 863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652" calcext:value-type="float">
            <text:p>652</text:p>
          </table:table-cell>
          <table:table-cell table:style-name="ce10" office:value-type="float" office:value="665" calcext:value-type="float">
            <text:p>665</text:p>
          </table:table-cell>
          <table:table-cell table:style-name="ce10" office:value-type="float" office:value="25974478" calcext:value-type="float">
            <text:p>25 974 478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66" calcext:value-type="float">
            <text:p>666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office:value-type="float" office:value="30990373" calcext:value-type="float">
            <text:p>30 990 373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35656" calcext:value-type="float">
            <text:p>335 656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5726334" calcext:value-type="float">
            <text:p>5 726 334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6655702" calcext:value-type="float">
            <text:p>6 655 702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13602786" calcext:value-type="float">
            <text:p>13 602 786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339" calcext:value-type="float">
            <text:p>1 339</text:p>
          </table:table-cell>
          <table:table-cell table:style-name="ce10" office:value-type="float" office:value="1354" calcext:value-type="float">
            <text:p>1 354</text:p>
          </table:table-cell>
          <table:table-cell table:style-name="ce10" office:value-type="float" office:value="60892914" calcext:value-type="float">
            <text:p>60 892 914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2251864" calcext:value-type="float">
            <text:p>2 251 864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10349169" calcext:value-type="float">
            <text:p>10 349 169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902" calcext:value-type="float">
            <text:p>902</text:p>
          </table:table-cell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28227513" calcext:value-type="float">
            <text:p>28 227 513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56" calcext:value-type="float">
            <text:p>556</text:p>
          </table:table-cell>
          <table:table-cell table:style-name="ce10" office:value-type="float" office:value="495" calcext:value-type="float">
            <text:p>495</text:p>
          </table:table-cell>
          <table:table-cell table:style-name="ce10" office:value-type="float" office:value="16228294" calcext:value-type="float">
            <text:p>16 228 294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1078" calcext:value-type="float">
            <text:p>1 078</text:p>
          </table:table-cell>
          <table:table-cell table:style-name="ce10" office:value-type="float" office:value="1056" calcext:value-type="float">
            <text:p>1 056</text:p>
          </table:table-cell>
          <table:table-cell table:style-name="ce10" office:value-type="float" office:value="49076122" calcext:value-type="float">
            <text:p>49 076 122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27868" calcext:value-type="float">
            <text:p>927 868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4934639" calcext:value-type="float">
            <text:p>4 934 639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119" calcext:value-type="float">
            <text:p>1 119</text:p>
          </table:table-cell>
          <table:table-cell table:style-name="ce10" office:value-type="float" office:value="1146" calcext:value-type="float">
            <text:p>1 146</text:p>
          </table:table-cell>
          <table:table-cell table:style-name="ce10" office:value-type="float" office:value="47661649" calcext:value-type="float">
            <text:p>47 661 649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7409492" calcext:value-type="float">
            <text:p>7 409 492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819" calcext:value-type="float">
            <text:p>1 819</text:p>
          </table:table-cell>
          <table:table-cell table:style-name="ce10" office:value-type="float" office:value="1804" calcext:value-type="float">
            <text:p>1 804</text:p>
          </table:table-cell>
          <table:table-cell table:style-name="ce10" office:value-type="float" office:value="83394017" calcext:value-type="float">
            <text:p>83 394 017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612021" calcext:value-type="float">
            <text:p>2 612 021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4315899" calcext:value-type="float">
            <text:p>4 315 899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4107" calcext:value-type="float">
            <text:p>4 107</text:p>
          </table:table-cell>
          <table:table-cell table:style-name="ce10" office:value-type="float" office:value="3973" calcext:value-type="float">
            <text:p>3 973</text:p>
          </table:table-cell>
          <table:table-cell table:style-name="ce10" office:value-type="float" office:value="228317926" calcext:value-type="float">
            <text:p>228 317 926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11903553" calcext:value-type="float">
            <text:p>11 903 553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9765" calcext:value-type="float">
            <text:p>9 765</text:p>
          </table:table-cell>
          <table:table-cell table:style-name="ce10" office:value-type="float" office:value="9576" calcext:value-type="float">
            <text:p>9 576</text:p>
          </table:table-cell>
          <table:table-cell table:style-name="ce10" office:value-type="float" office:value="610718585" calcext:value-type="float">
            <text:p>610 718 585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3039615" calcext:value-type="float">
            <text:p>3 039 615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1747" calcext:value-type="float">
            <text:p>1 747</text:p>
          </table:table-cell>
          <table:table-cell table:style-name="ce10" office:value-type="float" office:value="1454" calcext:value-type="float">
            <text:p>1 454</text:p>
          </table:table-cell>
          <table:table-cell table:style-name="ce10" office:value-type="float" office:value="50855492" calcext:value-type="float">
            <text:p>50 855 492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1160077" calcext:value-type="float">
            <text:p>11 160 077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187" calcext:value-type="float">
            <text:p>1 187</text:p>
          </table:table-cell>
          <table:table-cell table:style-name="ce10" office:value-type="float" office:value="1148" calcext:value-type="float">
            <text:p>1 148</text:p>
          </table:table-cell>
          <table:table-cell table:style-name="ce10" office:value-type="float" office:value="44659184" calcext:value-type="float">
            <text:p>44 659 184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2330" calcext:value-type="float">
            <text:p>2 330</text:p>
          </table:table-cell>
          <table:table-cell table:style-name="ce10" office:value-type="float" office:value="2399" calcext:value-type="float">
            <text:p>2 399</text:p>
          </table:table-cell>
          <table:table-cell table:style-name="ce10" office:value-type="float" office:value="117452870" calcext:value-type="float">
            <text:p>117 452 870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860870" calcext:value-type="float">
            <text:p>1 860 870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25" calcext:value-type="float">
            <text:p>325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8576251" calcext:value-type="float">
            <text:p>8 576 251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15651129" calcext:value-type="float">
            <text:p>15 651 129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float" office:value="441" calcext:value-type="float">
            <text:p>441</text:p>
          </table:table-cell>
          <table:table-cell table:style-name="ce10" office:value-type="float" office:value="18317396" calcext:value-type="float">
            <text:p>18 317 396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8793396" calcext:value-type="float">
            <text:p>8 793 396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2079" calcext:value-type="float">
            <text:p>2 079</text:p>
          </table:table-cell>
          <table:table-cell table:style-name="ce10" office:value-type="float" office:value="2052" calcext:value-type="float">
            <text:p>2 052</text:p>
          </table:table-cell>
          <table:table-cell table:style-name="ce10" office:value-type="float" office:value="96038399" calcext:value-type="float">
            <text:p>96 038 399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7227615" calcext:value-type="float">
            <text:p>7 227 615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58" calcext:value-type="float">
            <text:p>458</text:p>
          </table:table-cell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14002094" calcext:value-type="float">
            <text:p>14 002 094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45375" calcext:value-type="float">
            <text:p>1 045 375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640" calcext:value-type="float">
            <text:p>1 640</text:p>
          </table:table-cell>
          <table:table-cell table:style-name="ce10" office:value-type="float" office:value="1636" calcext:value-type="float">
            <text:p>1 636</text:p>
          </table:table-cell>
          <table:table-cell table:style-name="ce10" office:value-type="float" office:value="82052699" calcext:value-type="float">
            <text:p>82 052 699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6949926" calcext:value-type="float">
            <text:p>6 949 926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12610246" calcext:value-type="float">
            <text:p>12 610 246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172" calcext:value-type="float">
            <text:p>1 172</text:p>
          </table:table-cell>
          <table:table-cell table:style-name="ce10" office:value-type="float" office:value="1166" calcext:value-type="float">
            <text:p>1 166</text:p>
          </table:table-cell>
          <table:table-cell table:style-name="ce10" office:value-type="float" office:value="35525251" calcext:value-type="float">
            <text:p>35 525 251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789" calcext:value-type="float">
            <text:p>789</text:p>
          </table:table-cell>
          <table:table-cell table:style-name="ce10" office:value-type="float" office:value="784" calcext:value-type="float">
            <text:p>784</text:p>
          </table:table-cell>
          <table:table-cell table:style-name="ce10" office:value-type="float" office:value="34262425" calcext:value-type="float">
            <text:p>34 262 425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787373" calcext:value-type="float">
            <text:p>1 787 373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85" calcext:value-type="float">
            <text:p>685</text:p>
          </table:table-cell>
          <table:table-cell table:style-name="ce10" office:value-type="float" office:value="643" calcext:value-type="float">
            <text:p>643</text:p>
          </table:table-cell>
          <table:table-cell table:style-name="ce10" office:value-type="float" office:value="18556210" calcext:value-type="float">
            <text:p>18 556 210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940" calcext:value-type="float">
            <text:p>940</text:p>
          </table:table-cell>
          <table:table-cell table:style-name="ce10" office:value-type="float" office:value="892" calcext:value-type="float">
            <text:p>892</text:p>
          </table:table-cell>
          <table:table-cell table:style-name="ce10" office:value-type="float" office:value="35442442" calcext:value-type="float">
            <text:p>35 442 442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813" calcext:value-type="float">
            <text:p>1 813</text:p>
          </table:table-cell>
          <table:table-cell table:style-name="ce10" office:value-type="float" office:value="1780" calcext:value-type="float">
            <text:p>1 780</text:p>
          </table:table-cell>
          <table:table-cell table:style-name="ce10" office:value-type="float" office:value="81194163" calcext:value-type="float">
            <text:p>81 194 163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779739" calcext:value-type="float">
            <text:p>1 779 739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3401691" calcext:value-type="float">
            <text:p>3 401 691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5032216" calcext:value-type="float">
            <text:p>5 032 216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506" calcext:value-type="float">
            <text:p>506</text:p>
          </table:table-cell>
          <table:table-cell table:style-name="ce10" office:value-type="float" office:value="564" calcext:value-type="float">
            <text:p>564</text:p>
          </table:table-cell>
          <table:table-cell table:style-name="ce10" office:value-type="float" office:value="18908823" calcext:value-type="float">
            <text:p>18 908 823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162" calcext:value-type="float">
            <text:p>1 162</text:p>
          </table:table-cell>
          <table:table-cell table:style-name="ce10" office:value-type="float" office:value="1176" calcext:value-type="float">
            <text:p>1 176</text:p>
          </table:table-cell>
          <table:table-cell table:style-name="ce10" office:value-type="float" office:value="51525719" calcext:value-type="float">
            <text:p>51 525 719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64880" calcext:value-type="float">
            <text:p>264 880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334" calcext:value-type="float">
            <text:p>334</text:p>
          </table:table-cell>
          <table:table-cell table:style-name="ce10" office:value-type="float" office:value="9307888" calcext:value-type="float">
            <text:p>9 307 888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1" calcext:value-type="float">
            <text:p>91</text:p>
          </table:table-cell>
          <table:table-cell table:number-columns-repeated="2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66" calcext:value-type="float">
            <text:p>666</text:p>
          </table:table-cell>
          <table:table-cell table:style-name="ce10" office:value-type="float" office:value="639" calcext:value-type="float">
            <text:p>639</text:p>
          </table:table-cell>
          <table:table-cell table:style-name="ce10" office:value-type="float" office:value="19818681" calcext:value-type="float">
            <text:p>19 818 681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685" calcext:value-type="float">
            <text:p>685</text:p>
          </table:table-cell>
          <table:table-cell table:style-name="ce10" office:value-type="float" office:value="668" calcext:value-type="float">
            <text:p>668</text:p>
          </table:table-cell>
          <table:table-cell table:style-name="ce10" office:value-type="float" office:value="29506422" calcext:value-type="float">
            <text:p>29 506 42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975389" calcext:value-type="float">
            <text:p>1 975 389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4771587" calcext:value-type="float">
            <text:p>4 771 587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499" calcext:value-type="float">
            <text:p>499</text:p>
          </table:table-cell>
          <table:table-cell table:style-name="ce10" office:value-type="float" office:value="19122157" calcext:value-type="float">
            <text:p>19 122 157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2099" calcext:value-type="float">
            <text:p>2 099</text:p>
          </table:table-cell>
          <table:table-cell table:style-name="ce10" office:value-type="float" office:value="2071" calcext:value-type="float">
            <text:p>2 071</text:p>
          </table:table-cell>
          <table:table-cell table:style-name="ce10" office:value-type="float" office:value="94806514" calcext:value-type="float">
            <text:p>94 806 514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96341" calcext:value-type="float">
            <text:p>396 341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2811432" calcext:value-type="float">
            <text:p>2 811 432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059" calcext:value-type="float">
            <text:p>1 059</text:p>
          </table:table-cell>
          <table:table-cell table:style-name="ce10" office:value-type="float" office:value="1154" calcext:value-type="float">
            <text:p>1 154</text:p>
          </table:table-cell>
          <table:table-cell table:style-name="ce10" office:value-type="float" office:value="43085180" calcext:value-type="float">
            <text:p>43 085 180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128" calcext:value-type="float">
            <text:p>1 128</text:p>
          </table:table-cell>
          <table:table-cell table:style-name="ce10" office:value-type="float" office:value="1099" calcext:value-type="float">
            <text:p>1 099</text:p>
          </table:table-cell>
          <table:table-cell table:style-name="ce10" office:value-type="float" office:value="50092335" calcext:value-type="float">
            <text:p>50 092 335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04900" calcext:value-type="float">
            <text:p>204 900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6900518" calcext:value-type="float">
            <text:p>6 900 518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63" calcext:value-type="float">
            <text:p>763</text:p>
          </table:table-cell>
          <table:table-cell table:style-name="ce10" office:value-type="float" office:value="723" calcext:value-type="float">
            <text:p>723</text:p>
          </table:table-cell>
          <table:table-cell table:style-name="ce10" office:value-type="float" office:value="25722117" calcext:value-type="float">
            <text:p>25 722 117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242" calcext:value-type="float">
            <text:p>1 242</text:p>
          </table:table-cell>
          <table:table-cell table:style-name="ce10" office:value-type="float" office:value="1249" calcext:value-type="float">
            <text:p>1 249</text:p>
          </table:table-cell>
          <table:table-cell table:style-name="ce10" office:value-type="float" office:value="44195203" calcext:value-type="float">
            <text:p>44 195 203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2111" calcext:value-type="float">
            <text:p>2 111</text:p>
          </table:table-cell>
          <table:table-cell table:style-name="ce10" office:value-type="float" office:value="2122" calcext:value-type="float">
            <text:p>2 122</text:p>
          </table:table-cell>
          <table:table-cell table:style-name="ce10" office:value-type="float" office:value="97099464" calcext:value-type="float">
            <text:p>97 099 464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705" calcext:value-type="float">
            <text:p>705</text:p>
          </table:table-cell>
          <table:table-cell table:style-name="ce10" office:value-type="float" office:value="682" calcext:value-type="float">
            <text:p>682</text:p>
          </table:table-cell>
          <table:table-cell table:style-name="ce10" office:value-type="float" office:value="23234010" calcext:value-type="float">
            <text:p>23 234 01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34" calcext:value-type="float">
            <text:p>34</text:p>
          </table:table-cell>
          <table:table-cell table:style-name="ce10" office:value-type="float" office:value="1042920" calcext:value-type="float">
            <text:p>1 042 92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2353926" calcext:value-type="float">
            <text:p>2 353 926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70" calcext:value-type="float">
            <text:p>570</text:p>
          </table:table-cell>
          <table:table-cell table:style-name="ce10" office:value-type="float" office:value="531" calcext:value-type="float">
            <text:p>531</text:p>
          </table:table-cell>
          <table:table-cell table:style-name="ce10" office:value-type="float" office:value="17316059" calcext:value-type="float">
            <text:p>17 316 059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5" calcext:value-type="float">
            <text:p>565</text:p>
          </table:table-cell>
          <table:table-cell table:style-name="ce10" office:value-type="float" office:value="542" calcext:value-type="float">
            <text:p>542</text:p>
          </table:table-cell>
          <table:table-cell table:style-name="ce10" office:value-type="float" office:value="21185092" calcext:value-type="float">
            <text:p>21 185 092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732" calcext:value-type="float">
            <text:p>732</text:p>
          </table:table-cell>
          <table:table-cell table:style-name="ce10" office:value-type="float" office:value="751" calcext:value-type="float">
            <text:p>751</text:p>
          </table:table-cell>
          <table:table-cell table:style-name="ce10" office:value-type="float" office:value="25691925" calcext:value-type="float">
            <text:p>25 691 925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946" calcext:value-type="float">
            <text:p>946</text:p>
          </table:table-cell>
          <table:table-cell table:style-name="ce10" office:value-type="float" office:value="956" calcext:value-type="float">
            <text:p>956</text:p>
          </table:table-cell>
          <table:table-cell table:style-name="ce10" office:value-type="float" office:value="43394809" calcext:value-type="float">
            <text:p>43 394 809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08" calcext:value-type="float">
            <text:p>308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7424264" calcext:value-type="float">
            <text:p>7 424 264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float" office:value="16704530" calcext:value-type="float">
            <text:p>16 704 530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416" calcext:value-type="float">
            <text:p>416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04" calcext:value-type="float">
            <text:p>1 004</text:p>
          </table:table-cell>
          <table:table-cell table:style-name="ce10" office:value-type="float" office:value="986" calcext:value-type="float">
            <text:p>986</text:p>
          </table:table-cell>
          <table:table-cell table:style-name="ce10" office:value-type="float" office:value="45703778" calcext:value-type="float">
            <text:p>45 703 778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63" calcext:value-type="float">
            <text:p>563</text:p>
          </table:table-cell>
          <table:table-cell table:style-name="ce10" office:value-type="float" office:value="538" calcext:value-type="float">
            <text:p>538</text:p>
          </table:table-cell>
          <table:table-cell table:style-name="ce10" office:value-type="float" office:value="13175078" calcext:value-type="float">
            <text:p>13 175 078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90" calcext:value-type="float">
            <text:p>590</text:p>
          </table:table-cell>
          <table:table-cell table:style-name="ce10" office:value-type="float" office:value="572" calcext:value-type="float">
            <text:p>572</text:p>
          </table:table-cell>
          <table:table-cell table:style-name="ce10" office:value-type="float" office:value="18649248" calcext:value-type="float">
            <text:p>18 649 248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7809459" calcext:value-type="float">
            <text:p>7 809 459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89" calcext:value-type="float">
            <text:p>689</text:p>
          </table:table-cell>
          <table:table-cell table:style-name="ce10" office:value-type="float" office:value="671" calcext:value-type="float">
            <text:p>671</text:p>
          </table:table-cell>
          <table:table-cell table:style-name="ce10" office:value-type="float" office:value="22782849" calcext:value-type="float">
            <text:p>22 782 849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776" calcext:value-type="float">
            <text:p>776</text:p>
          </table:table-cell>
          <table:table-cell table:style-name="ce10" office:value-type="float" office:value="764" calcext:value-type="float">
            <text:p>764</text:p>
          </table:table-cell>
          <table:table-cell table:style-name="ce10" office:value-type="float" office:value="32895111" calcext:value-type="float">
            <text:p>32 895 111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81375" calcext:value-type="float">
            <text:p>181 375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6098360" calcext:value-type="float">
            <text:p>6 098 360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445" calcext:value-type="float">
            <text:p>445</text:p>
          </table:table-cell>
          <table:table-cell table:style-name="ce10" office:value-type="float" office:value="442" calcext:value-type="float">
            <text:p>442</text:p>
          </table:table-cell>
          <table:table-cell table:style-name="ce10" office:value-type="float" office:value="18589097" calcext:value-type="float">
            <text:p>18 589 097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826" calcext:value-type="float">
            <text:p>826</text:p>
          </table:table-cell>
          <table:table-cell table:style-name="ce10" office:value-type="float" office:value="828" calcext:value-type="float">
            <text:p>828</text:p>
          </table:table-cell>
          <table:table-cell table:style-name="ce10" office:value-type="float" office:value="28437761" calcext:value-type="float">
            <text:p>28 437 761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576" calcext:value-type="float">
            <text:p>576</text:p>
          </table:table-cell>
          <table:table-cell table:style-name="ce10" office:value-type="float" office:value="567" calcext:value-type="float">
            <text:p>567</text:p>
          </table:table-cell>
          <table:table-cell table:style-name="ce10" office:value-type="float" office:value="25841621" calcext:value-type="float">
            <text:p>25 841 621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2001359" calcext:value-type="float">
            <text:p>2 001 359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3956951" calcext:value-type="float">
            <text:p>3 956 951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5387110" calcext:value-type="float">
            <text:p>5 387 110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10335177" calcext:value-type="float">
            <text:p>10 335 177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64" calcext:value-type="float">
            <text:p>464</text:p>
          </table:table-cell>
          <table:table-cell table:style-name="ce10" office:value-type="float" office:value="477" calcext:value-type="float">
            <text:p>477</text:p>
          </table:table-cell>
          <table:table-cell table:style-name="ce10" office:value-type="float" office:value="18999157" calcext:value-type="float">
            <text:p>18 999 157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4352661" calcext:value-type="float">
            <text:p>4 352 661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079" calcext:value-type="float">
            <text:p>1 079</text:p>
          </table:table-cell>
          <table:table-cell table:style-name="ce10" office:value-type="float" office:value="1081" calcext:value-type="float">
            <text:p>1 081</text:p>
          </table:table-cell>
          <table:table-cell table:style-name="ce10" office:value-type="float" office:value="53440442" calcext:value-type="float">
            <text:p>53 440 442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13" calcext:value-type="float">
            <text:p>613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float" office:value="27567336" calcext:value-type="float">
            <text:p>27 567 336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3" calcext:value-type="float">
            <text:p>613</text:p>
          </table:table-cell>
          <table:table-cell table:style-name="ce10" office:value-type="float" office:value="604" calcext:value-type="float">
            <text:p>604</text:p>
          </table:table-cell>
          <table:table-cell table:style-name="ce10" office:value-type="float" office:value="28080835" calcext:value-type="float">
            <text:p>28 080 835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4283343" calcext:value-type="float">
            <text:p>4 283 34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477" calcext:value-type="float">
            <text:p>1 477</text:p>
          </table:table-cell>
          <table:table-cell table:style-name="ce10" office:value-type="float" office:value="1547" calcext:value-type="float">
            <text:p>1 547</text:p>
          </table:table-cell>
          <table:table-cell table:style-name="ce10" office:value-type="float" office:value="84268664" calcext:value-type="float">
            <text:p>84 268 664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1088226" calcext:value-type="float">
            <text:p>11 088 226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049" calcext:value-type="float">
            <text:p>1 049</text:p>
          </table:table-cell>
          <table:table-cell table:style-name="ce10" office:value-type="float" office:value="1025" calcext:value-type="float">
            <text:p>1 025</text:p>
          </table:table-cell>
          <table:table-cell table:style-name="ce10" office:value-type="float" office:value="50139631" calcext:value-type="float">
            <text:p>50 139 631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15" calcext:value-type="float">
            <text:p>1 015</text:p>
          </table:table-cell>
          <table:table-cell table:style-name="ce10" office:value-type="float" office:value="994" calcext:value-type="float">
            <text:p>994</text:p>
          </table:table-cell>
          <table:table-cell table:style-name="ce10" office:value-type="float" office:value="35264351" calcext:value-type="float">
            <text:p>35 264 351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599" calcext:value-type="float">
            <text:p>599</text:p>
          </table:table-cell>
          <table:table-cell table:style-name="ce10" office:value-type="float" office:value="617" calcext:value-type="float">
            <text:p>617</text:p>
          </table:table-cell>
          <table:table-cell table:style-name="ce10" office:value-type="float" office:value="29382901" calcext:value-type="float">
            <text:p>29 382 901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314" calcext:value-type="float">
            <text:p>314</text:p>
          </table:table-cell>
          <table:table-cell table:style-name="ce10" office:value-type="float" office:value="10807965" calcext:value-type="float">
            <text:p>10 807 965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2060" calcext:value-type="float">
            <text:p>2 060</text:p>
          </table:table-cell>
          <table:table-cell table:style-name="ce10" office:value-type="float" office:value="2056" calcext:value-type="float">
            <text:p>2 056</text:p>
          </table:table-cell>
          <table:table-cell table:style-name="ce10" office:value-type="float" office:value="105036514" calcext:value-type="float">
            <text:p>105 036 514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032" calcext:value-type="float">
            <text:p>1 032</text:p>
          </table:table-cell>
          <table:table-cell table:style-name="ce10" office:value-type="float" office:value="1038" calcext:value-type="float">
            <text:p>1 038</text:p>
          </table:table-cell>
          <table:table-cell table:style-name="ce10" office:value-type="float" office:value="50699729" calcext:value-type="float">
            <text:p>50 699 729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13142528" calcext:value-type="float">
            <text:p>13 142 528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558" calcext:value-type="float">
            <text:p>558</text:p>
          </table:table-cell>
          <table:table-cell table:style-name="ce10" office:value-type="float" office:value="543" calcext:value-type="float">
            <text:p>543</text:p>
          </table:table-cell>
          <table:table-cell table:style-name="ce10" office:value-type="float" office:value="17998718" calcext:value-type="float">
            <text:p>17 998 718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618" calcext:value-type="float">
            <text:p>618</text:p>
          </table:table-cell>
          <table:table-cell table:style-name="ce10" office:value-type="float" office:value="31515008" calcext:value-type="float">
            <text:p>31 515 008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23" calcext:value-type="float">
            <text:p>23</text:p>
          </table:table-cell>
          <table:table-cell table:style-name="ce10" office:value-type="float" office:value="840569" calcext:value-type="float">
            <text:p>840 569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10406785" calcext:value-type="float">
            <text:p>10 406 785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2453637" calcext:value-type="float">
            <text:p>2 453 637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716" calcext:value-type="float">
            <text:p>716</text:p>
          </table:table-cell>
          <table:table-cell table:style-name="ce10" office:value-type="float" office:value="724" calcext:value-type="float">
            <text:p>724</text:p>
          </table:table-cell>
          <table:table-cell table:style-name="ce10" office:value-type="float" office:value="43286392" calcext:value-type="float">
            <text:p>43 286 392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1763" calcext:value-type="float">
            <text:p>281 763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12048161" calcext:value-type="float">
            <text:p>12 048 161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2009061" calcext:value-type="float">
            <text:p>2 009 061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44" calcext:value-type="float">
            <text:p>744</text:p>
          </table:table-cell>
          <table:table-cell table:style-name="ce10" office:value-type="float" office:value="761" calcext:value-type="float">
            <text:p>761</text:p>
          </table:table-cell>
          <table:table-cell table:style-name="ce10" office:value-type="float" office:value="43778295" calcext:value-type="float">
            <text:p>43 778 295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3248096" calcext:value-type="float">
            <text:p>3 248 096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934367" calcext:value-type="float">
            <text:p>934 367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55" calcext:value-type="float">
            <text:p>1 155</text:p>
          </table:table-cell>
          <table:table-cell table:style-name="ce10" office:value-type="float" office:value="867" calcext:value-type="float">
            <text:p>867</text:p>
          </table:table-cell>
          <table:table-cell table:style-name="ce10" office:value-type="float" office:value="28182590" calcext:value-type="float">
            <text:p>28 182 590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77" calcext:value-type="float">
            <text:p>477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19673582" calcext:value-type="float">
            <text:p>19 673 582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1235" calcext:value-type="float">
            <text:p>1 235</text:p>
          </table:table-cell>
          <table:table-cell table:style-name="ce10" office:value-type="float" office:value="1253" calcext:value-type="float">
            <text:p>1 253</text:p>
          </table:table-cell>
          <table:table-cell table:style-name="ce10" office:value-type="float" office:value="76350428" calcext:value-type="float">
            <text:p>76 350 428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41504" calcext:value-type="float">
            <text:p>241 504</text:p>
          </table:table-cell>
        </table:table-row>
        <table:table-row table:style-name="ro2">
          <table:table-cell table:style-name="ce7" office:value-type="float" office:value="974" calcext:value-type="float">
            <text:p>974</text:p>
          </table:table-cell>
          <table:table-cell table:style-name="ce7" office:value-type="string" calcext:value-type="string">
            <text:p>SCOP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2900444" calcext:value-type="float">
            <text:p>2 900 444</text:p>
          </table:table-cell>
        </table:table-row>
        <table:table-row table:style-name="ro2" table:number-rows-repeated="104778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2T16:45:52.707000000</dc:date>
    <dc:creator>Régis Arthaut</dc:creator>
    <meta:editing-duration>PT3M29S</meta:editing-duration>
    <meta:editing-cycles>1</meta:editing-cycles>
    <meta:document-statistic meta:table-count="1" meta:cell-count="4673" meta:object-count="0"/>
    <meta:generator>LibreOffice/6.4.7.2$Windows_X86_64 LibreOffice_project/639b8ac485750d5696d7590a72ef1b496725cfb5</meta:generator>
  </office:meta>
</office:document-meta>
</file>